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Tms Rmn" svg:font-family="'Tms Rm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1.251cm"/>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1.251cm"/>
        </style:tab-stops>
      </style:paragraph-properties>
      <style:text-properties style:font-name="Times New Roman" fo:font-weight="bold" style:font-name-asian="Times New Roman" style:font-weight-asian="bold" style:font-name-complex="Helv1"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1"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1"/>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text-properties style:font-name="Times New Roman" fo:font-style="normal" fo:font-weight="normal" style:font-name-asian="宋体1" style:font-style-asian="italic" style:font-name-complex="Times New Roman" style:font-style-complex="italic"/>
    </style:style>
    <style:style style:name="P27" style:family="paragraph" style:parent-style-name="Standard">
      <style:text-properties style:font-name="Times New Roman" fo:font-style="normal" style:font-style-asian="italic" style:font-name-complex="Times New Roman" style:font-style-complex="italic"/>
    </style:style>
    <style:style style:name="P28" style:family="paragraph" style:parent-style-name="Standard">
      <style:text-properties style:font-name="Times New Roman" fo:font-size="12pt" style:font-size-asian="12pt" style:font-size-complex="12pt"/>
    </style:style>
    <style:style style:name="P29" style:family="paragraph" style:parent-style-name="Standard">
      <style:paragraph-properties>
        <style:tab-stops>
          <style:tab-stop style:position="1.501cm"/>
        </style:tab-stops>
      </style:paragraph-properties>
    </style:style>
    <style:style style:name="P30"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1"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2" style:family="paragraph" style:parent-style-name="Standard">
      <style:text-properties fo:color="#000000" style:font-name="Times New Roman" fo:font-size="12pt" style:font-name-asian="Courier1" style:font-size-asian="12pt" style:font-name-complex="Courier1" style:font-size-complex="12pt"/>
    </style:style>
    <style:style style:name="P33" style:family="paragraph" style:parent-style-name="Standard">
      <style:text-properties fo:color="#000000" style:font-name="Helv" fo:font-size="10pt" style:font-name-asian="Helv" style:font-size-asian="10pt" style:font-name-complex="Helv" style:font-size-complex="10pt"/>
    </style:style>
    <style:style style:name="P34" style:family="paragraph" style:parent-style-name="Standard">
      <style:text-properties style:language-asian="zh" style:country-asian="CN"/>
    </style:style>
    <style:style style:name="P35" style:family="paragraph" style:parent-style-name="Standard">
      <style:paragraph-properties>
        <style:tab-stops>
          <style:tab-stop style:position="1cm"/>
        </style:tab-stops>
      </style:paragraph-properties>
    </style:style>
    <style:style style:name="P36" style:family="paragraph" style:parent-style-name="Standard">
      <style:text-properties style:use-window-font-color="true" style:font-name="Times New Roman" fo:language="en" fo:country="US" style:font-name-asian="Cambria" style:language-complex="ar" style:country-complex="SA"/>
    </style:style>
    <style:style style:name="P37" style:family="paragraph" style:parent-style-name="Standard">
      <style:text-properties fo:font-size="10pt"/>
    </style:style>
    <style:style style:name="P38" style:family="paragraph" style:parent-style-name="Standard">
      <style:text-properties style:font-name="Times New Roman2"/>
    </style:style>
    <style:style style:name="P39"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40"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1"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42"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43"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44" style:family="paragraph" style:parent-style-name="Standard" style:master-page-name="">
      <style:paragraph-properties style:page-number="auto"/>
      <style:text-properties style:font-name="Times New Roman" style:font-name-complex="Times New Roman"/>
    </style:style>
    <style:style style:name="P45" style:family="paragraph" style:parent-style-name="Code">
      <style:paragraph-properties fo:margin-left="0cm" fo:margin-right="0cm" fo:text-indent="0cm" style:auto-text-indent="false"/>
    </style:style>
    <style:style style:name="P46"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7" style:family="paragraph" style:parent-style-name="List_20_Continue">
      <style:paragraph-properties fo:margin-left="0cm" fo:margin-right="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8"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9"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50" style:family="paragraph" style:parent-style-name="Standard">
      <style:paragraph-properties fo:margin-left="0cm" fo:margin-right="0cm" fo:orphans="2" fo:widows="2" fo:text-indent="0cm"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51" style:family="paragraph" style:parent-style-name="List_20_Continue">
      <style:paragraph-properties fo:margin-left="0cm" fo:margin-right="0cm" fo:text-indent="0cm" style:auto-text-indent="false"/>
    </style:style>
    <style:style style:name="P52"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53"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4"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55"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56"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57" style:family="paragraph" style:parent-style-name="Code">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 fo:font-size="10pt" style:font-name-asian="Helv" style:font-size-asian="10pt" style:font-name-complex="Helv" style:font-size-complex="10pt"/>
    </style:style>
    <style:style style:name="P58"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 fo:font-size="10pt" style:font-name-asian="Helv" style:font-size-asian="10pt" style:font-name-complex="Helv" style:font-size-complex="10pt"/>
    </style:style>
    <style:style style:name="P5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 fo:font-size="10pt" fo:font-style="normal" fo:font-weight="bold" style:font-name-asian="Helv" style:font-size-asian="10pt" style:font-name-complex="Helv" style:font-size-complex="10pt"/>
    </style:style>
    <style:style style:name="P6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 fo:font-size="10pt" fo:font-style="normal" fo:font-weight="normal" style:font-name-asian="Helv" style:font-size-asian="10pt" style:font-name-complex="Helv" style:font-size-complex="10pt"/>
    </style:style>
    <style:style style:name="P61" style:family="paragraph" style:parent-style-name="Standard">
      <style:paragraph-properties fo:margin-left="0cm" fo:margin-right="0cm" fo:text-indent="0cm" style:auto-text-indent="false"/>
    </style:style>
    <style:style style:name="P62" style:family="paragraph" style:parent-style-name="List_20_Paragraph">
      <style:paragraph-properties fo:margin-left="1.376cm" fo:margin-right="0cm" fo:text-indent="0cm" style:auto-text-indent="false"/>
      <style:text-properties style:font-name="Times New Roman" style:font-name-complex="Times New Roman"/>
    </style:style>
    <style:style style:name="P63" style:family="paragraph" style:parent-style-name="List_20_Paragraph">
      <style:paragraph-properties fo:margin-left="1.376cm" fo:margin-right="0cm" fo:text-indent="0cm" style:auto-text-indent="false"/>
      <style:text-properties style:font-name="Courier New" style:font-name-complex="Times New Roman"/>
    </style:style>
    <style:style style:name="P64" style:family="paragraph" style:parent-style-name="Standard">
      <style:paragraph-properties fo:margin-left="1.376cm" fo:margin-right="0cm" fo:text-indent="0cm" style:auto-text-indent="false"/>
      <style:text-properties style:font-name="Courier New" style:font-name-complex="Times New Roman"/>
    </style:style>
    <style:style style:name="P65" style:family="paragraph" style:parent-style-name="Code">
      <style:text-properties style:font-name="Times New Roman" style:language-asian="zh" style:country-asian="CN" style:font-name-complex="Times New Roman"/>
    </style:style>
    <style:style style:name="P66" style:family="paragraph" style:parent-style-name="Code">
      <style:text-properties style:font-name="Times New Roman" style:font-name-asian="Courier New"/>
    </style:style>
    <style:style style:name="P67" style:family="paragraph" style:parent-style-name="Code">
      <style:paragraph-properties style:text-autospace="none">
        <style:tab-stops>
          <style:tab-stop style:position="1.251cm"/>
        </style:tab-stops>
      </style:paragraph-properties>
      <style:text-properties style:font-name="Times New Roman" style:font-name-asian="Times New Roman" style:language-asian="zh" style:country-asian="CN" style:font-name-complex="Helv1"/>
    </style:style>
    <style:style style:name="P68" style:family="paragraph" style:parent-style-name="Code">
      <style:text-properties style:font-name="Courier New"/>
    </style:style>
    <style:style style:name="P69" style:family="paragraph" style:parent-style-name="Code">
      <style:text-properties style:font-name="Courier New" style:font-name-complex="Times New Roman"/>
    </style:style>
    <style:style style:name="P70" style:family="paragraph" style:parent-style-name="Code">
      <style:paragraph-properties>
        <style:tab-stops>
          <style:tab-stop style:position="1.251cm"/>
        </style:tab-stops>
      </style:paragraph-properties>
    </style:style>
    <style:style style:name="P71" style:family="paragraph" style:parent-style-name="Code">
      <style:text-properties style:language-asian="zh" style:country-asian="CN"/>
    </style:style>
    <style:style style:name="P72" style:family="paragraph" style:parent-style-name="Code">
      <style:text-properties style:font-name-asian="Courier New"/>
    </style:style>
    <style:style style:name="P73" style:family="paragraph" style:parent-style-name="Standard">
      <style:paragraph-properties fo:background-color="transparent">
        <style:background-image/>
      </style:paragraph-properties>
      <style:text-properties style:font-name="Times New Roman" style:font-name-complex="Times New Roman"/>
    </style:style>
    <style:style style:name="P74"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75"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7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7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80"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8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82"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83"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84"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85"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86"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7"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8"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ms Rmn" fo:font-size="12pt" fo:language="en" fo:country="US" style:font-name-asian="Tms Rmn" style:font-size-asian="12pt" style:font-name-complex="Tms Rmn" style:font-size-complex="12pt" style:language-complex="en" style:country-complex="US" fo:hyphenate="false" fo:hyphenation-remain-char-count="2" fo:hyphenation-push-char-count="2"/>
    </style:style>
    <style:style style:name="P89"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Helv" fo:font-size="10pt" fo:language="en" fo:country="US" style:font-name-asian="Helv" style:font-size-asian="10pt" style:font-name-complex="Helv" style:font-size-complex="10pt" style:language-complex="en" style:country-complex="US" fo:hyphenate="false" fo:hyphenation-remain-char-count="2" fo:hyphenation-push-char-count="2"/>
    </style:style>
    <style:style style:name="P90" style:family="paragraph" style:parent-style-name="Code">
      <style:paragraph-properties fo:background-color="transparent">
        <style:background-image/>
      </style:paragraph-properties>
      <style:text-properties style:font-name="Times New Roman" style:font-name-complex="Times New Roman"/>
    </style:style>
    <style:style style:name="P91" style:family="paragraph" style:parent-style-name="Default_20_Text">
      <style:text-properties style:font-name="Times New Roman" style:font-name-complex="Times New Roman"/>
    </style:style>
    <style:style style:name="P92"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93" style:family="paragraph" style:parent-style-name="Standard">
      <style:paragraph-properties fo:margin-left="0.847cm" fo:margin-right="0cm" fo:text-indent="0cm" style:auto-text-indent="false"/>
      <style:text-properties style:font-name="Times New Roman" style:font-name-complex="Times New Roman"/>
    </style:style>
    <style:style style:name="P94"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1"/>
    </style:style>
    <style:style style:name="P95" style:family="paragraph" style:parent-style-name="Standard">
      <style:paragraph-properties fo:margin-left="-0.026cm" fo:margin-right="0cm" fo:text-indent="0cm" style:auto-text-indent="false"/>
      <style:text-properties style:font-name="Times New Roman" style:font-name-asian="Times New Roman"/>
    </style:style>
    <style:style style:name="P96" style:family="paragraph" style:parent-style-name="Code">
      <style:paragraph-properties fo:margin-left="0.559cm" fo:margin-right="0cm" fo:text-indent="-0.559cm" style:auto-text-indent="false"/>
      <style:text-properties style:language-asian="zh" style:country-asian="CN"/>
    </style:style>
    <style:style style:name="P97" style:family="paragraph" style:parent-style-name="code">
      <style:text-properties fo:color="#000000" style:font-name="Helv" fo:font-size="10pt" style:font-name-asian="Helv" style:font-size-asian="10pt" style:font-name-complex="Helv" style:font-size-complex="10pt"/>
    </style:style>
    <style:style style:name="P98"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99"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00" style:family="paragraph" style:parent-style-name="Text_20_body" style:list-style-name="L3"/>
    <style:style style:name="P101" style:family="paragraph" style:parent-style-name="Heading_20_1" style:list-style-name="L1"/>
    <style:style style:name="P102" style:family="paragraph" style:parent-style-name="Heading_20_1" style:list-style-name="L1">
      <style:paragraph-properties>
        <style:tab-stops>
          <style:tab-stop style:position="0.75cm"/>
        </style:tab-stops>
      </style:paragraph-properties>
      <style:text-properties style:font-name-complex="Times New Roman"/>
    </style:style>
    <style:style style:name="P103" style:family="paragraph" style:parent-style-name="Heading_20_1" style:list-style-name="L1">
      <style:text-properties style:font-name="Times New Roman"/>
    </style:style>
    <style:style style:name="P104" style:family="paragraph" style:parent-style-name="Heading_20_2" style:list-style-name="L1"/>
    <style:style style:name="P105" style:family="paragraph" style:parent-style-name="Heading_20_2" style:list-style-name="L1">
      <style:text-properties style:font-name-complex="Times New Roman"/>
    </style:style>
    <style:style style:name="P106"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07"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08"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09"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11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1" style:family="paragraph" style:parent-style-name="Heading_20_3" style:list-style-name="L1"/>
    <style:style style:name="P112" style:family="paragraph" style:parent-style-name="Heading_20_3" style:list-style-name="L1">
      <style:text-properties style:font-name="Times New Roman" style:font-name-complex="Times New Roman"/>
    </style:style>
    <style:style style:name="P11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1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11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18" style:family="paragraph" style:parent-style-name="Heading_20_4" style:list-style-name="L1"/>
    <style:style style:name="P119" style:family="paragraph" style:parent-style-name="Heading_20_4" style:list-style-name="L1">
      <style:text-properties style:font-name="Times New Roman" fo:font-style="italic" style:font-style-asian="italic" style:font-name-complex="Times New Roman" style:font-style-complex="italic"/>
    </style:style>
    <style:style style:name="P120"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21"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22" style:family="paragraph" style:parent-style-name="Contents_20_1">
      <style:paragraph-properties>
        <style:tab-stops>
          <style:tab-stop style:position="15.24cm" style:type="right" style:leader-style="dotted" style:leader-text="."/>
        </style:tab-stops>
      </style:paragraph-properties>
    </style:style>
    <style:style style:name="P123" style:family="paragraph" style:parent-style-name="Contents_20_2">
      <style:paragraph-properties>
        <style:tab-stops>
          <style:tab-stop style:position="14.817cm" style:type="right" style:leader-style="dotted" style:leader-text="."/>
        </style:tab-stops>
      </style:paragraph-properties>
    </style:style>
    <style:style style:name="P124" style:family="paragraph" style:parent-style-name="Contents_20_3">
      <style:paragraph-properties>
        <style:tab-stops>
          <style:tab-stop style:position="14.393cm" style:type="right" style:leader-style="dotted" style:leader-text="."/>
        </style:tab-stops>
      </style:paragraph-properties>
    </style:style>
    <style:style style:name="P125"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126"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T1" style:family="text">
      <style:text-properties style:font-name="Times New Roman"/>
    </style:style>
    <style:style style:name="T2" style:family="text">
      <style:text-properties style:font-name="Times New Roman" style:font-name-asian="Times New Roman" style:font-name-complex="Helv1"/>
    </style:style>
    <style:style style:name="T3" style:family="text">
      <style:text-properties style:font-name="Times New Roman" style:font-name-asian="Times New Roman" style:font-name-complex="Times New Roman"/>
    </style:style>
    <style:style style:name="T4" style:family="text">
      <style:text-properties style:font-name="Times New Roman" fo:font-weight="normal" style:font-weight-asian="normal" style:font-name-complex="Times New Roman" style:font-weight-complex="normal"/>
    </style:style>
    <style:style style:name="T5" style:family="text">
      <style:text-properties style:font-name="Times New Roman" fo:font-weight="normal" fo:background-color="transparent" style:font-weight-asian="normal" style:font-name-complex="Times New Roman" style:font-weight-complex="normal"/>
    </style:style>
    <style:style style:name="T6" style:family="text">
      <style:text-properties style:font-name="Times New Roman" fo:font-weight="normal" fo:background-color="transparent" style:font-weight-asian="normal" style:font-weight-complex="normal"/>
    </style:style>
    <style:style style:name="T7" style:family="text">
      <style:text-properties style:font-name="Times New Roman" fo:font-weight="bold" style:font-weight-asian="bold" style:font-name-complex="Times New Roman" style:font-weight-complex="bold"/>
    </style:style>
    <style:style style:name="T8" style:family="text">
      <style:text-properties style:font-name="Times New Roman" fo:font-weight="bold" style:font-name-asian="Times New Roman" style:font-weight-asian="bold" style:font-name-complex="Helv1"/>
    </style:style>
    <style:style style:name="T9" style:family="text">
      <style:text-properties style:font-name="Times New Roman" style:font-name-complex="Times New Roman"/>
    </style:style>
    <style:style style:name="T10" style:family="text">
      <style:text-properties style:font-name="Times New Roman" fo:font-style="italic" style:font-style-asian="italic" style:font-name-complex="Times New Roman" style:font-style-complex="italic"/>
    </style:style>
    <style:style style:name="T11" style:family="text">
      <style:text-properties style:font-name="Times New Roman" style:language-asian="zh" style:country-asian="CN" style:font-name-complex="Times New Roman"/>
    </style:style>
    <style:style style:name="T12" style:family="text">
      <style:text-properties style:font-name="Times New Roman" fo:font-size="10pt" style:font-size-asian="10pt" style:language-asian="zh" style:country-asian="CN" style:font-name-complex="Times New Roman" style:font-size-complex="10pt"/>
    </style:style>
    <style:style style:name="T13" style:family="text">
      <style:text-properties style:font-name="Times New Roman" fo:font-style="normal" fo:font-weight="normal" style:font-name-asian="Times New Roman" style:font-style-asian="italic" style:font-weight-asian="bold" style:font-name-complex="Helv1" style:font-style-complex="italic" style:font-weight-complex="bold"/>
    </style:style>
    <style:style style:name="T14" style:family="text">
      <style:text-properties style:font-name-asian="宋体1"/>
    </style:style>
    <style:style style:name="T15" style:family="text">
      <style:text-properties style:font-name-asian="宋体1" style:language-asian="zh" style:country-asian="CN"/>
    </style:style>
    <style:style style:name="T16" style:family="text">
      <style:text-properties style:language-asian="zh" style:country-asian="CN"/>
    </style:style>
    <style:style style:name="T1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0pt" fo:language="en" fo:country="US" style:font-name-asian="Cambria" style:font-size-asian="10pt" style:font-size-complex="10pt" style:language-complex="ar" style:country-complex="SA"/>
    </style:style>
    <style:style style:name="T20" style:family="text">
      <style:text-properties style:use-window-font-color="true" fo:language="en" fo:country="US" style:font-name-asian="宋体1" style:language-complex="en" style:country-complex="US"/>
    </style:style>
    <style:style style:name="T21" style:family="text">
      <style:text-properties style:use-window-font-color="true" fo:language="en" fo:country="US" style:font-name-asian="宋体1" style:font-name-complex="Calibri" style:language-complex="en" style:country-complex="US"/>
    </style:style>
    <style:style style:name="T22"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23" style:family="text">
      <style:text-properties style:use-window-font-color="true" fo:language="en" fo:country="US" style:font-name-asian="Cambria" style:language-complex="ar" style:country-complex="SA"/>
    </style:style>
    <style:style style:name="T24" style:family="text">
      <style:text-properties style:use-window-font-color="true" fo:font-size="10pt" fo:language="en" fo:country="US" style:font-name-asian="Cambria" style:font-size-asian="10pt" style:font-size-complex="10pt" style:language-complex="ar" style:country-complex="SA"/>
    </style:style>
    <style:style style:name="T25" style:family="text">
      <style:text-properties fo:font-weight="bold" style:font-weight-asian="bold"/>
    </style:style>
    <style:style style:name="T26" style:family="text">
      <style:text-properties fo:font-style="italic"/>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style:font-style-asian="italic" style:font-name-complex="Helv1" style:font-style-complex="italic"/>
    </style:style>
    <style:style style:name="T30" style:family="text">
      <style:text-properties fo:font-style="italic" fo:font-weight="bold" style:font-style-asian="italic" style:font-weight-asian="bold" style:font-style-complex="italic"/>
    </style:style>
    <style:style style:name="T31" style:family="text">
      <style:text-properties fo:font-style="italic" fo:font-weight="bold" style:font-style-asian="italic" style:font-weight-asian="bold" style:font-name-complex="Helv1" style:font-style-complex="italic"/>
    </style:style>
    <style:style style:name="T32" style:family="text">
      <style:text-properties fo:font-style="italic" style:language-asian="zh" style:country-asian="CN" style:font-style-asian="italic" style:font-style-complex="italic"/>
    </style:style>
    <style:style style:name="T33" style:family="text">
      <style:text-properties fo:color="#ff0000"/>
    </style:style>
    <style:style style:name="T34" style:family="text">
      <style:text-properties fo:color="#000000" fo:font-style="italic" fo:font-weight="bold" style:font-style-asian="italic" style:font-weight-asian="bold" style:font-style-complex="italic" style:font-weight-complex="bold"/>
    </style:style>
    <style:style style:name="T35" style:family="text">
      <style:text-properties fo:color="#000000" style:font-name="Times New Roman" style:font-name-asian="Times New Roman" style:font-name-complex="Helv1"/>
    </style:style>
    <style:style style:name="T36" style:family="text">
      <style:text-properties fo:color="#000000" style:font-name="Times New Roman" fo:font-weight="bold" style:font-name-asian="Times New Roman" style:font-weight-asian="bold" style:font-name-complex="Helv1" style:font-weight-complex="bold"/>
    </style:style>
    <style:style style:name="T37" style:family="text">
      <style:text-properties fo:color="#000000" style:font-name="Times New Roman" fo:font-style="normal" style:font-name-asian="Times New Roman" style:font-style-asian="normal" style:font-name-complex="Helv1" style:font-style-complex="normal"/>
    </style:style>
    <style:style style:name="T38" style:family="text">
      <style:text-properties fo:color="#000000" style:font-name="Times New Roman" fo:font-style="italic" fo:font-weight="bold" style:font-name-asian="Times New Roman" style:font-style-asian="italic" style:font-weight-asian="bold" style:font-name-complex="Helv1" style:font-style-complex="italic" style:font-weight-complex="bold"/>
    </style:style>
    <style:style style:name="T39" style:family="text">
      <style:text-properties fo:color="#000000" style:font-name="Times New Roman" fo:font-style="italic" style:font-name-asian="Times New Roman" style:font-style-asian="italic" style:font-name-complex="Helv1" style:font-style-complex="italic"/>
    </style:style>
    <style:style style:name="T40" style:family="text">
      <style:text-properties fo:color="#000000" style:font-name="Times New Roman" fo:font-size="14pt" style:font-size-asian="14pt" style:font-size-complex="14pt"/>
    </style:style>
    <style:style style:name="T41" style:family="text">
      <style:text-properties fo:color="#000000" fo:font-size="12pt" style:font-name-asian="Courier1" style:font-size-asian="12pt" style:font-name-complex="Courier1" style:font-size-complex="12pt"/>
    </style:style>
    <style:style style:name="T42" style:family="text">
      <style:text-properties fo:color="#000000" style:font-name="Helv" fo:font-size="10pt" style:font-name-asian="Helv" style:font-size-asian="10pt" style:font-name-complex="Helv" style:font-size-complex="10pt"/>
    </style:style>
    <style:style style:name="T43" style:family="text">
      <style:text-properties fo:color="#000000" style:font-name="Helv" fo:font-size="10pt" fo:font-weight="bold" style:font-name-asian="Helv" style:font-size-asian="10pt" style:font-name-complex="Helv" style:font-size-complex="10pt"/>
    </style:style>
    <style:style style:name="T44" style:family="text">
      <style:text-properties fo:font-weight="normal" style:font-weight-asian="normal" style:font-weight-complex="normal"/>
    </style:style>
    <style:style style:name="T45" style:family="text">
      <style:text-properties style:font-name="TimesNewRomanPSMT" fo:font-size="12pt" style:font-name-asian="TimesNewRomanPSMT" style:font-size-asian="12pt" style:font-name-complex="TimesNewRomanPSMT" style:font-size-complex="12pt"/>
    </style:style>
    <style:style style:name="T46"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style:font-name="Courier New" fo:font-size="10pt" style:font-size-asian="10pt" style:font-size-complex="10pt"/>
    </style:style>
    <style:style style:name="T48" style:family="text">
      <style:text-properties style:font-name="Courier New" fo:font-size="10pt" style:font-size-asian="10pt" style:language-asian="zh" style:country-asian="CN" style:font-name-complex="Times New Roman" style:font-size-complex="10pt"/>
    </style:style>
    <style:style style:name="T49" style:family="text">
      <style:text-properties fo:font-style="normal"/>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style:editable="false">
        <style:columns fo:column-count="1" fo:column-gap="0cm"/>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ime-style style:name="N41">
      <number:hours number:style="long"/>
      <number:text>:</number:text>
      <number:minutes number:style="long"/>
      <number:text>:</number:text>
      <number:seconds number:style="long"/>
    </number:time-style>
    <number:date-style style:name="N116">
      <number:year number:style="long"/>
      <number:text>／</number:text>
      <number:month/>
      <number:text>／</number:text>
      <number:day/>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10"/>
      <text:p text:style-name="P10">xCAT 2 Cookbook for Linux on IBM System P </text:p>
      <text:p text:style-name="P2"/>
      <text:p text:style-name="P3"/>
      <text:p text:style-name="P1"/>
      <text:p text:style-name="P1"><text:span text:style-name="T44"><text:date style:data-style-name="N116" text:date-value="2010-08-17T21:01:53.17">2010／8／17</text:date></text:span><text:span text:style-name="T44">, </text:span><text:span text:style-name="T44"><text:time style:data-style-name="N41" text:time-value="2010-08-17T21:01:53.17">21:01:53</text:time></text:span>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122"><text:a xlink:type="simple" xlink:href="#1.Introduction |outline">1. Introduction <text:tab/>4</text:a></text:p>
          <text:p text:style-name="P122"><text:a xlink:type="simple" xlink:href="#2.Install xCAT 2 on the Management node|outline">2. Install xCAT 2 on the Management node<text:tab/>5</text:a></text:p>
          <text:p text:style-name="P122"><text:a xlink:type="simple" xlink:href="#3.Setup the management node |outline">3. Setup the management node <text:tab/>5</text:a></text:p>
          <text:p text:style-name="P123"><text:a xlink:type="simple" xlink:href="#3.1.[Power 5] Workaround the atftpd issue|outline">3.1. [Power 5] Workaround the atftpd issue<text:tab/>5</text:a></text:p>
          <text:p text:style-name="P124"><text:a xlink:type="simple" xlink:href="#3.1.1.Remove atftp|outline">3.1.1. Remove atftp<text:tab/>5</text:a></text:p>
          <text:p text:style-name="P124"><text:a xlink:type="simple" xlink:href="#3.1.2.Install the tftp server needed by xCAT, and restart it|outline">3.1.2. Install the tftp server needed by xCAT, and restart it<text:tab/>5</text:a></text:p>
          <text:p text:style-name="P124"><text:a xlink:type="simple" xlink:href="#3.1.3.Restart the tftp server|outline">3.1.3. Restart the tftp server<text:tab/>6</text:a></text:p>
          <text:p text:style-name="P123"><text:a xlink:type="simple" xlink:href="#3.2.Setup  common attributes for xCAT in the database|outline">3.2. Setup <text:s/>common attributes for xCAT in the database<text:tab/>6</text:a></text:p>
          <text:p text:style-name="P124"><text:a xlink:type="simple" xlink:href="#3.2.1.Add the default account for system|outline">3.2.1. Add the default account for system<text:tab/>6</text:a></text:p>
          <text:p text:style-name="P124"><text:a xlink:type="simple" xlink:href="#3.2.2.Add the default account for hmc|outline">3.2.2. Add the default account for hmc<text:tab/>6</text:a></text:p>
          <text:p text:style-name="P123"><text:a xlink:type="simple" xlink:href="#3.3.Define the compute nodes|outline">3.3. Define the compute nodes<text:tab/>6</text:a></text:p>
          <text:p text:style-name="P124"><text:a xlink:type="simple" xlink:href="#3.3.1.Gather Node information using the rscan command|outline">3.3.1. Gather Node information using the rscan command<text:tab/>6</text:a></text:p>
          <text:p text:style-name="P125"><text:a xlink:type="simple" xlink:href="#3.3.1.1.Define HMC as an xCAT node|outline">3.3.1.1. Define HMC as an xCAT node<text:tab/>6</text:a></text:p>
          <text:p text:style-name="P125"><text:a xlink:type="simple" xlink:href="#3.3.1.2.Discover the LPARs managed by HMC|outline">3.3.1.2. Discover the LPARs managed by HMC<text:tab/>7</text:a></text:p>
          <text:p text:style-name="P125"><text:a xlink:type="simple" xlink:href="#3.3.1.3.Define xCAT node using the stanza file|outline">3.3.1.3. Define xCAT node using the stanza file<text:tab/>8</text:a></text:p>
          <text:p text:style-name="P125"><text:a xlink:type="simple" xlink:href="#3.3.1.4.Define xCAT groups |outline">3.3.1.4. Define xCAT groups <text:tab/>8</text:a></text:p>
          <text:p text:style-name="P124"><text:a xlink:type="simple" xlink:href="#3.3.2.Update the attributes of the node|outline">3.3.2. Update the attributes of the node<text:tab/>9</text:a></text:p>
          <text:p text:style-name="P125"><text:a xlink:type="simple" xlink:href="#3.3.2.1.Set the resource attributes of the node|outline">3.3.2.1. Set the resource attributes of the node<text:tab/>9</text:a></text:p>
          <text:p text:style-name="P125"><text:a xlink:type="simple" xlink:href="#3.3.2.2.Check the site.master value|outline">3.3.2.2. Check the site.master value<text:tab/>9</text:a></text:p>
          <text:p text:style-name="P125"><text:a xlink:type="simple" xlink:href="#3.3.2.3.Set the type attributes of the node|outline">3.3.2.3. Set the type attributes of the node<text:tab/>9</text:a></text:p>
          <text:p text:style-name="P123"><text:a xlink:type="simple" xlink:href="#3.4.Set up customization scripts (optional)|outline">3.4. Set up customization scripts (optional)<text:tab/>9</text:a></text:p>
          <text:p text:style-name="P123"><text:a xlink:type="simple" xlink:href="#3.5.Add NTP setup script (optional)|outline">3.5. Add NTP setup script (optional)<text:tab/>10</text:a></text:p>
          <text:p text:style-name="P123"><text:soft-page-break/><text:a xlink:type="simple" xlink:href="#3.6.Setup the Services and Definition|outline">3.6. Setup the Services and Definition<text:tab/>10</text:a></text:p>
          <text:p text:style-name="P124"><text:a xlink:type="simple" xlink:href="#3.6.1.Setup the networks table|outline">3.6.1. Setup the networks table<text:tab/>10</text:a></text:p>
          <text:p text:style-name="P124"><text:a xlink:type="simple" xlink:href="#3.6.2.Setup Name Resolution|outline">3.6.2. Setup Name Resolution<text:tab/>10</text:a></text:p>
          <text:p text:style-name="P125"><text:a xlink:type="simple" xlink:href="#3.6.2.1.Setup /etc/hosts with entries for all you nodes, hmcs, fsps|outline">3.6.2.1. Setup /etc/hosts with entries for all you nodes, hmcs, fsps<text:tab/>10</text:a></text:p>
          <text:p text:style-name="P125"><text:a xlink:type="simple" xlink:href="#3.6.2.2.Setup the nameserver |outline">3.6.2.2. Setup the nameserver <text:tab/>10</text:a></text:p>
          <text:p text:style-name="P125"><text:a xlink:type="simple" xlink:href="#3.6.2.3.Setup the DNS attributes in the Site table|outline">3.6.2.3. Setup the DNS attributes in the Site table<text:tab/>10</text:a></text:p>
          <text:p text:style-name="P125"><text:a xlink:type="simple" xlink:href="#3.6.2.4.Setup  DNS configuration |outline">3.6.2.4. Setup <text:s/>DNS configuration <text:tab/>11</text:a></text:p>
          <text:p text:style-name="P125"><text:a xlink:type="simple" xlink:href="#3.6.2.5.Updating the DNS configuration |outline">3.6.2.5. Updating the DNS configuration <text:tab/>11</text:a></text:p>
          <text:p text:style-name="P124"><text:a xlink:type="simple" xlink:href="#3.6.3.Configure conserver |outline">3.6.3. Configure conserver <text:tab/>11</text:a></text:p>
          <text:p text:style-name="P125"><text:a xlink:type="simple" xlink:href="#3.6.3.1.Set conserver attributes for the nodes |outline">3.6.3.1. Set conserver attributes for the nodes <text:tab/>11</text:a></text:p>
          <text:p text:style-name="P125"><text:a xlink:type="simple" xlink:href="#3.6.3.2.Update conserver configuration|outline">3.6.3.2. Update conserver configuration<text:tab/>11</text:a></text:p>
          <text:p text:style-name="P124"><text:a xlink:type="simple" xlink:href="#3.6.4.Check rcons(rnetboot and getmacs depend on it)|outline">3.6.4. Check rcons(rnetboot and getmacs depend on it)<text:tab/>12</text:a></text:p>
          <text:p text:style-name="P124"><text:a xlink:type="simple" xlink:href="#3.6.5.Check hardware control setup to the nodes|outline">3.6.5. Check hardware control setup to the nodes<text:tab/>12</text:a></text:p>
          <text:p text:style-name="P124"><text:a xlink:type="simple" xlink:href="#3.6.6.Update the mac table with the  address of the node(s)|outline">3.6.6. Update the mac table with the <text:s/>address of the node(s)<text:tab/>12</text:a></text:p>
          <text:p text:style-name="P124"><text:a xlink:type="simple" xlink:href="#3.6.7. Setup dhcp service|outline">3.6.7. <text:s/>Setup dhcp service<text:tab/>13</text:a></text:p>
          <text:p text:style-name="P125"><text:a xlink:type="simple" xlink:href="#3.6.7.1.Setup the dhcp listen interfaces in site table|outline">3.6.7.1. Setup the dhcp listen interfaces in site table<text:tab/>13</text:a></text:p>
          <text:p text:style-name="P125"><text:a xlink:type="simple" xlink:href="#3.6.7.2.[SLES]  Check the installation of dhcp-server |outline">3.6.7.2. [SLES] <text:s/>Check the installation of dhcp-server <text:tab/>13</text:a></text:p>
          <text:p text:style-name="P125"><text:a xlink:type="simple" xlink:href="#3.6.7.3.Configure the DHCP|outline">3.6.7.3. Configure the DHCP<text:tab/>13</text:a></text:p>
          <text:p text:style-name="P122"><text:a xlink:type="simple" xlink:href="#4.Install a Compute Node |outline">4. Install a Compute Node <text:tab/>13</text:a></text:p>
          <text:p text:style-name="P123"><text:a xlink:type="simple" xlink:href="#4.1.Prepare the installation source|outline">4.1. Prepare the installation source<text:tab/>13</text:a></text:p>
          <text:p text:style-name="P123"><text:a xlink:type="simple" xlink:href="#4.2.Statefull Node installation|outline">4.2. Statefull Node installation<text:tab/>13</text:a></text:p>
          <text:p text:style-name="P124"><text:a xlink:type="simple" xlink:href="#4.2.1.Customize the install profile|outline">4.2.1. Customize the install profile<text:tab/>13</text:a></text:p>
          <text:p text:style-name="P125"><text:a xlink:type="simple" xlink:href="#4.2.1.1.Install other  specific packages|outline">4.2.1.1. Install other <text:s/>specific packages<text:tab/>14</text:a></text:p>
          <text:p text:style-name="P124"><text:a xlink:type="simple" xlink:href="#4.2.2.Set the node status to ready for installation|outline">4.2.2. Set the node status to ready for installation<text:tab/>14</text:a></text:p>
          <text:p text:style-name="P124"><text:a xlink:type="simple" xlink:href="#4.2.3.Use network boot to start the installation|outline">4.2.3. Use network boot to start the installation<text:tab/>14</text:a></text:p>
          <text:p text:style-name="P124"><text:a xlink:type="simple" xlink:href="#4.2.4.Check the installation results|outline">4.2.4. Check the installation results<text:tab/>14</text:a></text:p>
          <text:p text:style-name="P124"><text:a xlink:type="simple" xlink:href="#4.2.5.Install a new Kernel on the nodes|outline">4.2.5. Install a new Kernel on the nodes<text:tab/>15</text:a></text:p>
          <text:p text:style-name="P123"><text:a xlink:type="simple" xlink:href="#4.3.Stateless node installation|outline">4.3. Stateless node installation<text:tab/>15</text:a></text:p>
          <text:p text:style-name="P124"><text:a xlink:type="simple" xlink:href="#4.3.1.Generate the stateless image for compute node|outline">4.3.1. Generate the stateless image for compute node<text:tab/>15</text:a></text:p>
          <text:p text:style-name="P125"><text:a xlink:type="simple" xlink:href="#4.3.1.1.Make the compute node add/exclude packaging list|outline">4.3.1.1. Make the compute node add/exclude packaging list<text:tab/>15</text:a></text:p>
          <text:p text:style-name="P125"><text:a xlink:type="simple" xlink:href="#4.3.1.2.Setting up postinstall files |outline">4.3.1.2. Setting up postinstall files <text:tab/>16</text:a></text:p>
          <text:p text:style-name="P125"><text:a xlink:type="simple" xlink:href="#4.3.1.3.Run image generation|outline">4.3.1.3. Run image generation<text:tab/>17</text:a></text:p>
          <text:p text:style-name="P125"><text:a xlink:type="simple" xlink:href="#4.3.1.4.Pack the image|outline">4.3.1.4. Pack the image<text:tab/>17</text:a></text:p>
          <text:p text:style-name="P124"><text:a xlink:type="simple" xlink:href="#4.3.2.Set the node status ready for network boot|outline">4.3.2. Set the node status ready for network boot<text:tab/>17</text:a></text:p>
          <text:p text:style-name="P124"><text:a xlink:type="simple" xlink:href="#4.3.3.Use network boot to start the installation|outline">4.3.3. Use network boot to start the installation<text:tab/>18</text:a></text:p>
          <text:p text:style-name="P124"><text:a xlink:type="simple" xlink:href="#4.3.4.Check the installation result|outline">4.3.4. Check the installation result<text:tab/>18</text:a></text:p>
          <text:p text:style-name="P124"><text:a xlink:type="simple" xlink:href="#4.3.5.Installing a new Kernel in the stateless image|outline">4.3.5. Installing a new Kernel in the stateless image<text:tab/>18</text:a></text:p>
          <text:p text:style-name="P124"><text:soft-page-break/><text:a xlink:type="simple" xlink:href="#4.3.6.Remove an image|outline">4.3.6. Remove an image<text:tab/>19</text:a></text:p>
          <text:p text:style-name="P122"><text:a xlink:type="simple" xlink:href="#5.Firmware upgrade|outline">5. Firmware upgrade<text:tab/>19</text:a></text:p>
          <text:p text:style-name="P123"><text:a xlink:type="simple" xlink:href="#5.1.Requirements|outline">5.1. Requirements<text:tab/>19</text:a></text:p>
          <text:p text:style-name="P124"><text:a xlink:type="simple" xlink:href="#5.1.1.Enable the HMC to allow remote ssh connections.|outline">5.1.1. Enable the HMC to allow remote ssh connections.<text:tab/>19</text:a></text:p>
          <text:p text:style-name="P124"><text:a xlink:type="simple" xlink:href="#5.1.2.Define the necessary attributes|outline">5.1.2. Define the necessary attributes<text:tab/>19</text:a></text:p>
          <text:p text:style-name="P124"><text:a xlink:type="simple" xlink:href="#5.1.3.Define the HMC as a node|outline">5.1.3. Define the HMC as a node<text:tab/>19</text:a></text:p>
          <text:p text:style-name="P124"><text:a xlink:type="simple" xlink:href="#5.1.4.Setup SSH connection to HMC|outline">5.1.4. Setup SSH connection to HMC<text:tab/>19</text:a></text:p>
          <text:p text:style-name="P124"><text:a xlink:type="simple" xlink:href="#5.1.5.Get the Microcode update package and associated XML file|outline">5.1.5. Get the Microcode update package and associated XML file<text:tab/>19</text:a></text:p>
          <text:p text:style-name="P123"><text:a xlink:type="simple" xlink:href="#5.2.Perform Firmware upgrade for CEC on P5/P6|outline">5.2. Perform Firmware upgrade for CEC on P5/P6<text:tab/>20</text:a></text:p>
          <text:p text:style-name="P124"><text:a xlink:type="simple" xlink:href="#5.2.1.Define the CEC as a node on the management node|outline">5.2.1. Define the CEC as a node on the management node<text:tab/>20</text:a></text:p>
          <text:p text:style-name="P124"><text:a xlink:type="simple" xlink:href="#5.2.2.Setup SSH connection to HMC|outline">5.2.2. Setup SSH connection to HMC<text:tab/>20</text:a></text:p>
          <text:p text:style-name="P124"><text:a xlink:type="simple" xlink:href="#5.2.3.Check firmware level|outline">5.2.3. Check firmware level<text:tab/>20</text:a></text:p>
          <text:p text:style-name="P124"><text:a xlink:type="simple" xlink:href="#5.2.4.Update the firmware|outline">5.2.4. Update the firmware<text:tab/>20</text:a></text:p>
          <text:p text:style-name="P123"><text:a xlink:type="simple" xlink:href="#5.3.Perform Firmware upgrades for BPA on P5/P6|outline">5.3. Perform Firmware upgrades for BPA on P5/P6<text:tab/>21</text:a></text:p>
          <text:p text:style-name="P124"><text:a xlink:type="simple" xlink:href="#5.3.1.Define the BPA as a node on the management node|outline">5.3.1. Define the BPA as a node on the management node<text:tab/>21</text:a></text:p>
          <text:p text:style-name="P124"><text:a xlink:type="simple" xlink:href="#5.3.2.Setup SSH connection to HMC|outline">5.3.2. Setup SSH connection to HMC<text:tab/>21</text:a></text:p>
          <text:p text:style-name="P124"><text:a xlink:type="simple" xlink:href="#5.3.3.User rinv to check the firmware level ( see rinv manpage)|outline">5.3.3. User rinv to check the firmware level ( see rinv manpage)<text:tab/>22</text:a></text:p>
          <text:p text:style-name="P124"><text:a xlink:type="simple" xlink:href="#5.3.4.Update the firmware|outline">5.3.4. Update the firmware<text:tab/>22</text:a></text:p>
          <text:p text:style-name="P123"><text:a xlink:type="simple" xlink:href="#5.4.Commit currently activated LIC update(copy T to P) for a CEC/BPA on p5/p6|outline">5.4. Commit currently activated LIC update(copy T to P) for a CEC/BPA on p5/p6<text:tab/>22</text:a></text:p>
          <text:p text:style-name="P124"><text:a xlink:type="simple" xlink:href="#5.4.1.Check firmware level|outline">5.4.1. Check firmware level<text:tab/>22</text:a></text:p>
          <text:p text:style-name="P124"><text:a xlink:type="simple" xlink:href="#5.4.2.Commit the firmware LIC|outline">5.4.2. Commit the firmware LIC<text:tab/>22</text:a></text:p>
          <text:p text:style-name="P122"><text:a xlink:type="simple" xlink:href="#6.Advanced features|outline">6. Advanced features<text:tab/>22</text:a></text:p>
          <text:p text:style-name="P123"><text:a xlink:type="simple" xlink:href="#6.1.Use the driver update disk:|outline">6.1. Use the driver update disk:<text:tab/>22</text:a></text:p>
          <text:p text:style-name="P122"><text:a xlink:type="simple" xlink:href="#7.References|outline">7. References<text:tab/>23</text:a></text:p>
        </text:index-body>
      </text:table-of-content>
      <text:section text:style-name="Sect2" text:name="区域2">
        <text:p text:style-name="P55"/>
        <text:p text:style-name="P56"/>
      </text:section>
      <text:section text:style-name="Sect3" text:name="区域3">
        <text:p text:style-name="P16"/>
        <text:list xml:id="list40608643" text:style-name="L1">
          <text:list-item>
            <text:h text:style-name="P101"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93">1. May have multiple LPARs (an LPAR will be the target machine to install an operating system image on, i.e. the LPAR will be the compute node); </text:p>
        <text:p text:style-name="P93">2. The Ethernet card and SCSI disk can be virtual devices; </text:p>
        <text:p text:style-name="P93">3. An HMC or IVM is used for the HCP (hardware control point)</text:p>
        <text:p text:style-name="P11"/>
        <text:p text:style-name="Standard"><text:span text:style-name="T9">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4">compute</text:span><text:span text:style-name="T7"> </text:span><text:span text:style-name="T4">nod</text:span><text:span text:style-name="T5">es. Please refer to </text:span><text:a xlink:type="simple" xlink:href="https://xcat.svn.sourceforge.net/viewvc/xcat/xcat-core/trunk/xCAT-client/share/doc/xCAT2SetupHierarchy.pdf"><text:span text:style-name="T5">xCAT2SetupHierarchy.pdf</text:span></text:a><text:span text:style-name="T6"> for hierarchical usage.</text:span></text:p>
        <text:p text:style-name="P11">Based on the two types of installation, the following installation scenarios will be described in this document:</text:p>
        <text:p text:style-name="P93">1. Install a stateful compute node</text:p>
        <text:p text:style-name="P93">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63">Arch: an LPAR on a p5/p6 machine</text:p>
        <text:p text:style-name="P63">OS: Red Hat Ent<text:span text:style-name="T16">erprise Linux</text:span> 5.2</text:p>
        <text:p text:style-name="P63">Hostname: pmanagenode</text:p>
        <text:p text:style-name="P63">IP: 192.168.0.1</text:p>
        <text:p text:style-name="P63">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63">Arch: an LPAR on a p5/p6 machine</text:p>
        <text:p text:style-name="P63">OS: Red Hat Enterprise Linux 5.2</text:p>
        <text:p text:style-name="P63">HCP: HMC</text:p>
        <text:p text:style-name="P63"/>
        <text:p text:style-name="P63"><text:soft-page-break/>Hostname: pnode1 – this node will be installed <text:s/>statefull</text:p>
        <text:p text:style-name="P63">IP: 192.168.0.10</text:p>
        <text:p text:style-name="P64">Cluster-face-IF: eth0</text:p>
        <text:p text:style-name="P62"/>
        <text:p text:style-name="P63">Hostname: pnode2 – this node will be installed <text:s/>stateless</text:p>
        <text:p text:style-name="P63">IP: 192.168.0.20</text:p>
        <text:p text:style-name="P64">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xml:id="list41131926" text:continue-numbering="true" text:style-name="L1">
          <text:list-item>
            <text:h text:style-name="P101" text:outline-level="1">Install xCAT 2 on the Management node</text:h>
          </text:list-item>
        </text:list>
        <text:p text:style-name="P35"><text:span text:style-name="T9">Before proceeding to setup your pLlinux Cluster, <text:s/>you should first read </text:span><text:a xlink:type="simple" xlink:href="https://xcat.svn.sourceforge.net/viewvc/xcat/xcat-core/trunk/xCAT-client/share/doc/xCAT2top.pdf"><text:span text:style-name="T9">xCAT2top</text:span></text:a><text:a xlink:type="simple" xlink:href="https://xcat.svn.sourceforge.net/svnroot/xcat/xcat-core/trunk/xCAT-client/share/doc/xCAT2top.pdf"><text:span text:style-name="T9"> </text:span></text:a><text:span text:style-name="T9">for information on downloading and installing xCAT on your Management Node. Some </text:span><text:span text:style-name="T11"><text:s/>xCAT database tables will be used in the following chapters, you can refer to </text:span><text:a xlink:type="simple" xlink:href="http://xcat.sourceforge.net/man5/xcatdb.5.html"><text:span text:style-name="T11">xcatdb manpage</text:span></text:a><text:span text:style-name="T11"> for more details on xCAT database tables.</text:span></text:p>
        <text:list xml:id="list41137946" text:continue-numbering="true" text:style-name="L1">
          <text:list-item>
            <text:h text:style-name="P101" text:outline-level="1">Setup the management node </text:h>
            <text:list>
              <text:list-item>
                <text:h text:style-name="P104"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6 or later. </text:p>
        <text:list xml:id="list41135435" text:continue-numbering="true" text:style-name="L1">
          <text:list-item>
            <text:list>
              <text:list-item>
                <text:list>
                  <text:list-item>
                    <text:h text:style-name="P111" text:outline-level="3">Remove atftp</text:h>
                  </text:list-item>
                </text:list>
              </text:list-item>
            </text:list>
          </text:list-item>
        </text:list>
        <text:p text:style-name="Code">rpm -qa | grep atftp</text:p>
        <text:p text:style-name="Code">Could find one or both of the following rpms:</text:p>
        <text:p text:style-name="Code">atftp-xcat-*</text:p>
        <text:p text:style-name="Code">atftp-*</text:p>
        <text:p text:style-name="Code"/>
        <text:p text:style-name="Code"/>
        <text:p text:style-name="Code">service tftpd stop</text:p>
        <text:p text:style-name="Code">rpm --nodeps -e atftp-xcat atftp</text:p>
        <text:list xml:id="list41126697" text:continue-numbering="true" text:style-name="L1">
          <text:list-item>
            <text:list>
              <text:list-item>
                <text:list>
                  <text:list-item>
                    <text:h text:style-name="P111" text:outline-level="3">Install the tftp <text:span text:style-name="T14">server </text:span>needed by xC<text:span text:style-name="T14">AT</text:span>, and restart it</text:h>
                  </text:list-item>
                </text:list>
              </text:list-item>
            </text:list>
          </text:list-item>
        </text:list>
        <text:p text:style-name="P12">[RH]:</text:p>
        <text:p text:style-name="Code">yum install tftp-server.ppc</text:p>
        <text:p text:style-name="P75"/>
        <text:p text:style-name="P12"><text:span text:style-name="T20">[SLES]</text:span><text:span text:style-name="T20">:</text:span></text:p>
        <text:p text:style-name="P45">zypper install tftp</text:p>
        <text:list xml:id="list41127154" text:continue-numbering="true" text:style-name="L1">
          <text:list-item>
            <text:list>
              <text:list-item>
                <text:list>
                  <text:list-item>
                    <text:h text:style-name="P113" text:outline-level="3"><text:soft-page-break/>Restart the tftp server</text:h>
                  </text:list-item>
                </text:list>
              </text:list-item>
            </text:list>
          </text:list-item>
        </text:list>
        <text:p text:style-name="P74">Notes: make sure the entry "disable=no" in the /etc/xinetd.d/tftp.</text:p>
        <text:p text:style-name="P53">service xinetd restart</text:p>
        <text:list xml:id="list41148257" text:continue-numbering="true" text:style-name="L1">
          <text:list-item>
            <text:list>
              <text:list-item>
                <text:h text:style-name="P104" text:outline-level="2">Setup <text:s/><text:span text:style-name="T14">c</text:span>ommon attribute<text:span text:style-name="T14">s</text:span> for xCAT in the database</text:h>
              </text:list-item>
            </text:list>
          </text:list-item>
        </text:list>
        <text:p text:style-name="P46">The<text:span text:style-name="T16"> xCAT database table “passwd” contains default userids and passwords for xCAT to access cluster components. This section will describe how to set the default userids and passwords for system and hmc in xCAT database table.</text:span></text:p>
        <text:list xml:id="list41132769" text:continue-numbering="true" text:style-name="L1">
          <text:list-item>
            <text:list>
              <text:list-item>
                <text:list>
                  <text:list-item>
                    <text:h text:style-name="P111" text:outline-level="3">Add the default account for system</text:h>
                  </text:list-item>
                </text:list>
              </text:list-item>
            </text:list>
          </text:list-item>
        </text:list>
        <text:p text:style-name="P42">chtab key=system passwd.username=root passwd.password=cluster</text:p>
        <text:list xml:id="list41132386" text:continue-numbering="true" text:style-name="L1">
          <text:list-item>
            <text:list>
              <text:list-item>
                <text:list>
                  <text:list-item>
                    <text:h text:style-name="P111" text:outline-level="3">Add the default account for hmc</text:h>
                  </text:list-item>
                </text:list>
              </text:list-item>
            </text:list>
          </text:list-item>
        </text:list>
        <text:p text:style-name="Code">chtab key=hmc passwd.username=hscroot passwd.password=abc123</text:p>
        <text:p text:style-name="P46">Note: The<text:span text:style-name="T16"> username and password for xCAT to access the HMCs can be specified through mkdef or chdef command, this is useful especially when some specific HMCs use the different username and password with the default ones. For example:</text:span></text:p>
        <text:p text:style-name="P48">mkdef –t node –o hmc1 groups=hmc,all <text:s/>nodetype=hmc <text:s/>mgt=hmc <text:s/><text:tab/>username=hscroot <text:s/>password=abc1234</text:p>
        <text:p text:style-name="P48">chdef -t node -o hmc1 username=hscroot password=abc1234</text:p>
        <text:p text:style-name="P71"/>
        <text:list xml:id="list41131660" text:continue-numbering="true" text:style-name="L1">
          <text:list-item>
            <text:list>
              <text:list-item>
                <text:h text:style-name="P104" text:outline-level="2"><text:span text:style-name="T14">D</text:span>efine the compute <text:span text:style-name="T14">nodes</text:span></text:h>
              </text:list-item>
            </text:list>
          </text:list-item>
        </text:list>
        <text:p text:style-name="P46">The definition of a node is stored in several tables of the xCAT database. <text:s/></text:p>
        <text:p text:style-name="P49"><text:span text:style-name="T17">You can use </text:span><text:span text:style-name="T18">rscan</text:span><text:span text:style-name="T17">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41124345" text:continue-numbering="true" text:style-name="L1">
          <text:list-item>
            <text:list>
              <text:list-item>
                <text:list>
                  <text:list-item>
                    <text:h text:style-name="P111" text:outline-level="3">Gather Node information using the rscan command</text:h>
                    <text:list>
                      <text:list-item>
                        <text:h text:style-name="P118" text:outline-level="4">Define HMC as an xCAT node</text:h>
                      </text:list-item>
                    </text:list>
                  </text:list-item>
                </text:list>
              </text:list-item>
            </text:list>
          </text:list-item>
        </text:list>
        <text:p text:style-name="P46">First, define the hardware control point as a node object. </text:p>
        <text:p text:style-name="P46">The following command will create an xCAT node definition for an HMC with a host name of “<text:span text:style-name="T27">hmc1</text:span>”. The <text:span text:style-name="T27">groups, nodetype, mgt, username</text:span>, and <text:span text:style-name="T27">password</text:span> attributes will be set.</text:p>
        <text:p text:style-name="Code">mkdef –t node –o hmc1 groups=hmc,all <text:s/>nodetype=hmc <text:s/>mgt=hmc <text:s/><text:tab/>username=hscroot <text:s/>password=abc123</text:p>
        <text:p text:style-name="P72"/>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p text:style-name="Code"><text:soft-page-break/></text:p>
        <text:p text:style-name="P47">If xCAT Management Node is in the same service network with HMC, you will be able to discover the HMC and create an xCAT node definition for the HMC automatically.</text:p>
        <text:p text:style-name="P40">lsslp -w -s HMC</text:p>
        <text:p text:style-name="P76">To check for the hmc name added to the nodelist:</text:p>
        <text:p text:style-name="P76"/>
        <text:p text:style-name="P76">tabdump nodelist</text:p>
        <text:p text:style-name="P76"/>
        <text:p text:style-name="P47">The above xCAT command lsslp discover<text:span text:style-name="T16">s</text:span> and write<text:span text:style-name="T16">s</text:span> the HMCs into xCAT database, but we still need to set HMCs' username and password.</text:p>
        <text:p text:style-name="P40">chdef -t node -o &lt;hmcname from lsslp&gt; username=hscroot password=abc123</text:p>
        <text:p text:style-name="P76"/>
        <text:p text:style-name="P47">For more details with hardware discovery feature in xCAT, please refer to document:</text:p>
        <text:p text:style-name="P50"><text:a xlink:type="simple" xlink:href="http://xcat.svn.sourceforge.net/viewvc/xcat/xcat-core/trunk/xCAT-client/share/doc/xCAT2onAIX.pdf"><text:span text:style-name="_20_Char"><text:span text:style-name="T46">(http://xcat.svn.sourceforge.net/viewvc/xcat/xcat-core/trunk/xCAT-client/share/doc/xCAT2pHWManagement.pdf )</text:span></text:span></text:a></text:p>
        <text:p text:style-name="P50"><text:a xlink:type="simple" xlink:href="http://xcat.svn.sourceforge.net/viewvc/xcat/xcat-core/trunk/xCAT-client/share/doc/xCAT2onAIX.pdf"><text:span text:style-name="_20_Char"><text:span text:style-name="T46"/></text:span></text:a></text:p>
        <text:p text:style-name="P50"><text:a xlink:type="simple" xlink:href="http://xcat.svn.sourceforge.net/viewvc/xcat/xcat-core/trunk/xCAT-client/share/doc/xCAT2onAIX.pdf"><text:span text:style-name="_20_Char"><text:span text:style-name="T46"/></text:span></text:a></text:p>
        <text:list xml:id="list41138218" text:continue-numbering="true" text:style-name="L1">
          <text:list-item>
            <text:list>
              <text:list-item>
                <text:list>
                  <text:list-item>
                    <text:list>
                      <text:list-item>
                        <text:h text:style-name="P118" text:outline-level="4"><text:span text:style-name="T14">D</text:span><text:span text:style-name="T15">is</text:span><text:span text:style-name="T14">cover the LPARs managed by HMC</text:span></text:h>
                      </text:list-item>
                    </text:list>
                  </text:list-item>
                </text:list>
              </text:list-item>
            </text:list>
          </text:list-item>
        </text:list>
        <text:p text:style-name="P51">Run the <text:span text:style-name="T25">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25">rscan</text:span> as well as some default values that could be used for the node definitions.</text:p>
        <text:p text:style-name="P54">To write the stanza format output of <text:span text:style-name="T25">rscan</text:span> to a file called “node.stanza<text:span text:style-name="T27">”</text:span> run the following command. <text:s/>We are assuming, for our example ,that the hmc name returned from lsslp was hmc1.</text:p>
        <text:p text:style-name="P54"/>
        <text:p text:style-name="P68">rscan –z hmc1 &gt; <text:s/>node.stanza</text:p>
        <text:p text:style-name="P66"/>
        <text:p text:style-name="P51">This file can then be checked and modified as needed. <text:s/>For example you may need to add a different name for the node definition or add additional attributes and values.</text:p>
        <text:p text:style-name="P51"><text:span text:style-name="T30">Note</text:span><text:span text:style-name="T28">: The stanza file will contain stanzas for things other than the LPARs. <text:s/>This information must also be defined in the xCAT database. <text:s/></text:span><text:span text:style-name="T28">The stanza will repeat the same bpa</text:span><text:span text:style-name="T28"> information for multiple fsp(s). </text:span><text:span text:style-name="T28">It is not necessary to modify the non-LPAR stanzas in any way.</text:span></text:p>
        <text:p text:style-name="P51">The <text:s/>stanza file will look something like the following. <text:s/><text:span text:style-name="T33"><text:s/></text:span></text:p>
        <text:p text:style-name="P37">Server-9117-MMA-SN10F6F3D:</text:p>
        <text:p text:style-name="P79"><text:s text:c="8"/>objtype=node</text:p>
        <text:p text:style-name="P79"><text:s text:c="8"/>nodetype=fsp</text:p>
        <text:p text:style-name="P79"><text:s text:c="8"/>id=5</text:p>
        <text:p text:style-name="P79"><text:s text:c="8"/>model=9118-575</text:p>
        <text:p text:style-name="P79"><text:s text:c="8"/>serial=02013EB</text:p>
        <text:p text:style-name="P79"><text:s text:c="8"/>hcp=hmc01</text:p>
        <text:p text:style-name="P79"><text:s text:c="8"/>pprofile=</text:p>
        <text:p text:style-name="P79"><text:s text:c="8"/>parent=Server-9458-10099201WM_A</text:p>
        <text:p text:style-name="P79"><text:soft-page-break/><text:s text:c="8"/>groups=fsp,all</text:p>
        <text:p text:style-name="P79"><text:s text:c="8"/>mgt=hmc</text:p>
        <text:p text:style-name="P77"/>
        <text:p text:style-name="P76">pnode1:</text:p>
        <text:p text:style-name="P79"><text:s text:c="8"/>objtype=node</text:p>
        <text:p text:style-name="P79"><text:s text:c="8"/>nodetype=lpar,osi</text:p>
        <text:p text:style-name="P79"><text:s text:c="8"/>id=9</text:p>
        <text:p text:style-name="P79"><text:s text:c="8"/>hcp=hmc1</text:p>
        <text:p text:style-name="P79"><text:s text:c="8"/>pprofile=lpar9</text:p>
        <text:p text:style-name="P79"><text:s text:c="8"/>parent=Server-9117-MMA-SN10F6F3D</text:p>
        <text:p text:style-name="P79"><text:s text:c="8"/>groups=lpar,all</text:p>
        <text:p text:style-name="P79"><text:s text:c="8"/>mgt=hmc</text:p>
        <text:p text:style-name="P79"><text:s text:c="8"/>cons=hmc</text:p>
        <text:p text:style-name="P77"/>
        <text:p text:style-name="P76">pnode2:</text:p>
        <text:p text:style-name="P79"><text:s text:c="8"/>objtype=node</text:p>
        <text:p text:style-name="P79"><text:s text:c="8"/>nodetype=lpar,osi</text:p>
        <text:p text:style-name="P79"><text:s text:c="8"/>id=7</text:p>
        <text:p text:style-name="P79"><text:s text:c="8"/>hcp=hmc1</text:p>
        <text:p text:style-name="P79"><text:s text:c="8"/>pprofile=lpar6</text:p>
        <text:p text:style-name="P79"><text:s text:c="8"/>parent=Server-9117-MMA-SN10F6F3D</text:p>
        <text:p text:style-name="P79"><text:s text:c="8"/>groups=lpar,all</text:p>
        <text:p text:style-name="P79"><text:s text:c="8"/>mgt=hmc</text:p>
        <text:p text:style-name="P79"><text:s text:c="8"/>cons=hmc</text:p>
        <text:p text:style-name="P94"/>
        <text:p text:style-name="P52"><text:span text:style-name="T31">Note</text:span><text:span text:style-name="T29">: The </text:span><text:span text:style-name="T31">rscan</text:span><text:span text:style-name="T29"> command supports an option to automatically create node definitions in the xCAT database. <text:s text:c="2"/>To do this the LPAR name gathered by </text:span><text:span text:style-name="T31">rscan</text:span><text:span text:style-name="T29"> is used as the node </text:span><text:span text:style-name="T29">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41148624" text:continue-numbering="true" text:style-name="L1">
          <text:list-item>
            <text:list>
              <text:list-item>
                <text:list>
                  <text:list-item>
                    <text:list>
                      <text:list-item>
                        <text:h text:style-name="P118" text:outline-level="4">Define xCAT node using the stanza file</text:h>
                      </text:list-item>
                    </text:list>
                  </text:list-item>
                </text:list>
              </text:list-item>
            </text:list>
          </text:list-item>
        </text:list>
        <text:p text:style-name="P4"><text:span text:style-name="T2">The information gathered by the </text:span><text:span text:style-name="T8">rscan </text:span><text:span text:style-name="T2">command can be used to create xCAT node definitions by running the following command:</text:span></text:p>
        <text:p text:style-name="P95"/>
        <text:p text:style-name="Code">cat node.stanza | mkdef –z</text:p>
        <text:p text:style-name="P72"/>
        <text:p text:style-name="Code">Verify <text:s/>the data:</text:p>
        <text:p text:style-name="P72"/>
        <text:p text:style-name="Code">lsdef -t node -l all</text:p>
        <text:p text:style-name="Code"/>
        <text:list xml:id="list41123891" text:continue-numbering="true" text:style-name="L1">
          <text:list-item>
            <text:list>
              <text:list-item>
                <text:list>
                  <text:list-item>
                    <text:list>
                      <text:list-item>
                        <text:h text:style-name="P120" text:outline-level="4">Define xCAT groups </text:h>
                      </text:list-item>
                    </text:list>
                  </text:list-item>
                </text:list>
              </text:list-item>
            </text:list>
          </text:list-item>
        </text:list>
        <text:p text:style-name="P4"><text:span text:style-name="T2">See the section “</text:span>xCAT node group support<text:span text:style-name="T2">” in</text:span> <text:a xlink:type="simple" xlink:href="https://xcat.svn.sourceforge.net/viewvc/xcat/xcat-core/trunk/xCAT-client/share/doc/xCAT2top.pdf">xCAT2top </text:a>for more details on how to define xCAT groups. <text:s text:c="3"/>For the example below add the compute group to the nodes.</text:p>
        <text:p text:style-name="P26"/>
        <text:p text:style-name="P67">chdef -t node -o pnode1,pnode2 -p <text:s/>groups=compute</text:p>
        <text:list xml:id="list41133570" text:continue-numbering="true" text:style-name="L1">
          <text:list-item>
            <text:list>
              <text:list-item>
                <text:list>
                  <text:list-item>
                    <text:h text:style-name="P111" text:outline-level="3"><text:soft-page-break/>Update the <text:span text:style-name="T14">attributes of the node</text:span></text:h>
                    <text:list>
                      <text:list-item>
                        <text:h text:style-name="P118"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 The "installnic" and "primarynic" can also be set to mac address if you are not sure about the Ethernet interface name, the mac address can be got through getmacs command. <text:s/>The installnic" and "primarynic" can also be set to keyword “mac”, which means that the network interface specified by the mac address in the mac table will be used.</text:p>
        <text:p text:style-name="P17"/>
        <text:p text:style-name="P17">Make sure that the address used above ( 192.168.0.1) is the address of the Management Node as known <text:s/>by the node. <text:s/>Also make sure site.master has this address.</text:p>
        <text:list xml:id="list41122024" text:continue-numbering="true" text:style-name="L1">
          <text:list-item>
            <text:list>
              <text:list-item>
                <text:list>
                  <text:list-item>
                    <text:list>
                      <text:list-item>
                        <text:h text:style-name="P119" text:outline-level="4">Check the site.master value</text:h>
                      </text:list-item>
                    </text:list>
                  </text:list-item>
                </text:list>
              </text:list-item>
            </text:list>
          </text:list-item>
        </text:list>
        <text:p text:style-name="P17"><text:span text:style-name="T49">Make sure site.master is the address or name known by the node</text:span> </text:p>
        <text:p text:style-name="P17"/>
        <text:p text:style-name="P27">To change site.master to this address:</text:p>
        <text:p text:style-name="code">chtab key=master site.value=<text:span text:style-name="T26">192.168.0.1</text:span></text:p>
        <text:p text:style-name="P17"/>
        <text:p text:style-name="P17"/>
        <text:p text:style-name="P17"/>
        <text:list xml:id="list41124543" text:continue-numbering="true" text:style-name="L1">
          <text:list-item>
            <text:list>
              <text:list-item>
                <text:list>
                  <text:list-item>
                    <text:list>
                      <text:list-item>
                        <text:h text:style-name="P118" text:outline-level="4"><text:reference-mark-start text:name="1.1.1.1.Set the type attributes of the node"/>Set the type attributes of the node<text:reference-mark-end text:name="1.1.1.1.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xml:id="list41135952" text:continue-numbering="true" text:style-name="L1">
          <text:list-item>
            <text:list>
              <text:list-item>
                <text:list>
                  <text:list-item>
                    <text:list>
                      <text:list-header>
                        <text:h text:style-name="P118" text:outline-level="4" text:is-list-header="true"/>
                      </text:list-header>
                    </text:list>
                  </text:list-item>
                </text:list>
              </text:list-item>
              <text:list-item>
                <text:h text:style-name="P104" text:outline-level="2"><text:span text:style-name="_20_Char"><text:span text:style-name="T40">Set up customization scripts (optional)</text:span></text:span></text:h>
              </text:list-item>
            </text:list>
          </text:list-item>
        </text:list>
        <text:p text:style-name="P4"><text:span text:style-name="_20_Char"><text:span text:style-name="T35">xCAT supports the running of customization scripts on the nodes when they are installed. You can see what scripts xCAT will run by default by looking at the “xcatdefaults” entry in the xCAT “postscripts” database table. The “postscripts” attribute of the node </text:span></text:span><text:span text:style-name="_20_Char"><text:span text:style-name="T35">definition can be used to specify the comma separated list of the scripts that you want to </text:span></text:span><text:span text:style-name="_20_Char"><text:span text:style-name="T35">be executed on the nodes. </text:span></text:span><text:span text:style-name="_20_Char"><text:span text:style-name="T37">The order of the scripts in the list determines the order in which they will be run.</text:span></text:span></text:p>
        <text:p text:style-name="P4"><text:span text:style-name="_20_Char"><text:span text:style-name="T35">For example, if you want to have your two scripts called “foo” and “bar” run on node “node01” you could use the </text:span></text:span><text:span text:style-name="_20_Char"><text:span text:style-name="T36">chdef</text:span></text:span><text:span text:style-name="_20_Char"><text:span text:style-name="T35"> command as follows.</text:span></text:span></text:p>
        <text:p text:style-name="P4"><text:span text:style-name="_20_Char"><text:span text:style-name="T35"><text:tab/><text:tab/></text:span></text:span><text:span text:style-name="_20_Char"><text:span text:style-name="T38">chdef -t node -o node01 -p postscripts=foo,bar</text:span></text:span></text:p>
        <text:p text:style-name="P4"><text:soft-page-break/><text:span text:style-name="_20_Char"><text:span text:style-name="T37"><text:tab/>(The “-p” means to add these to whatever is already set.)</text:span></text:span></text:p>
        <text:p text:style-name="P4"><text:span text:style-name="_20_Char"><text:span text:style-name="T37">See the </text:span></text:span><text:a xlink:type="simple" xlink:href="http://xcat.svn.sourceforge.net/viewvc/xcat/xcat-core/trunk/xCAT-client/share/doc/xCAT2top.pdf"><text:span text:style-name="_20_Char">TopDoc <text:s/>Appendix D</text:span></text:a><text:span text:style-name="_20_Char"><text:span text:style-name="T37"> for more information. </text:span></text:span></text:p>
        <text:list xml:id="list41129552" text:continue-numbering="true" text:style-name="L1">
          <text:list-item>
            <text:list>
              <text:list-item>
                <text:h text:style-name="P106" text:outline-level="2"><text:span text:style-name="_20_Char"><text:span text:style-name="T22">Add NTP setup script (optional)</text:span></text:span></text:h>
              </text:list-item>
            </text:list>
          </text:list-item>
        </text:list>
        <text:p text:style-name="P4"><text:span text:style-name="_20_Char"><text:span text:style-name="T35">To enable the NTP services on the cluster, first configure NTP on the management</text:span></text:span></text:p>
        <text:p text:style-name="P4"><text:span text:style-name="_20_Char"><text:span text:style-name="T35">node and start </text:span></text:span><text:span text:style-name="_20_Char"><text:span text:style-name="T36">ntpd</text:span></text:span><text:span text:style-name="_20_Char"><text:span text:style-name="T35">.</text:span></text:span></text:p>
        <text:p text:style-name="P4"><text:span text:style-name="_20_Char"><text:span text:style-name="T35">Next set the “</text:span></text:span><text:span text:style-name="_20_Char"><text:span text:style-name="T39">ntpservers” </text:span></text:span><text:span text:style-name="_20_Char"><text:span text:style-name="T35">attribute in the site table. Whatever time servers are listed</text:span></text:span></text:p>
        <text:p text:style-name="P4"><text:span text:style-name="_20_Char"><text:span text:style-name="T35">in this attribute will be used by all the nodes that boot directly from the management</text:span></text:span></text:p>
        <text:p text:style-name="P4"><text:span text:style-name="_20_Char"><text:span text:style-name="T35">node.</text:span></text:span></text:p>
        <text:p text:style-name="P4"><text:span text:style-name="_20_Char"><text:span text:style-name="T38"><text:tab/>chdef -t site ntpservers= myMN</text:span></text:span></text:p>
        <text:p text:style-name="P4"><text:span text:style-name="_20_Char"><text:span text:style-name="T38"/></text:span></text:p>
        <text:p text:style-name="P4"><text:span text:style-name="_20_Char"><text:span text:style-name="T35">To have xCAT automatically set up ntp on the cluster nodes you must add the </text:span></text:span><text:span text:style-name="_20_Char"><text:span text:style-name="T36">setupntp</text:span></text:span><text:span text:style-name="_20_Char"><text:span text:style-name="T35"> script to the list of postscripts that are run on the nodes. <text:s text:c="2"/></text:span></text:span></text:p>
        <text:p text:style-name="P4"><text:span text:style-name="_20_Char"><text:span text:style-name="T35">To do this you can either modify the “postscripts” attribute for each node individually or you can just modify the definition of a group that all the nodes belong to.</text:span></text:span></text:p>
        <text:p text:style-name="P4"><text:span text:style-name="_20_Char"><text:span text:style-name="T35">For example, if all your nodes belong to the group “compute”, see </text:span></text:span><text:span text:style-name="_20_Char"><text:span text:style-name="T35"><text:reference-ref text:reference-format="text" text:ref-name="Add the compute group to the node">Error: Reference source not found</text:reference-ref></text:span></text:span><text:span text:style-name="_20_Char"><text:span text:style-name="T35">, <text:s/>then you could add </text:span></text:span><text:span text:style-name="_20_Char"><text:span text:style-name="T36">setupntp</text:span></text:span><text:span text:style-name="_20_Char"><text:span text:style-name="T35"> to the group definition by running the following command.</text:span></text:span></text:p>
        <text:p text:style-name="P4"><text:span text:style-name="_20_Char"><text:span text:style-name="T34"><text:tab/></text:span></text:span><text:span text:style-name="_20_Char"><text:span text:style-name="T38">chdef -p -t group -o compute postscripts=setupntp</text:span></text:span></text:p>
        <text:list xml:id="list41122431" text:continue-numbering="true" text:style-name="L1">
          <text:list-item>
            <text:list>
              <text:list-item>
                <text:h text:style-name="P104" text:outline-level="2">Setup the Services and Definition</text:h>
              </text:list-item>
            </text:list>
          </text:list-item>
        </text:list>
        <text:p text:style-name="P22">A basic networks table was created for you during the xCAT install. <text:s/>Review that table and add additional networks based on your hardware configuration. </text:p>
        <text:list xml:id="list41133296" text:continue-numbering="true" text:style-name="L1">
          <text:list-item>
            <text:list>
              <text:list-item>
                <text:list>
                  <text:list-item>
                    <text:h text:style-name="P111" text:outline-level="3">Setup the networks table</text:h>
                  </text:list-item>
                </text:list>
              </text:list-item>
            </text:list>
          </text:list-item>
        </text:list>
        <text:p text:style-name="P11">Create the networks that used for cluster management:</text:p>
        <text:p text:style-name="P70">mkdef -t network -o net1 net=192.168.0.0 mask=255.255.255.0 <text:s/>gateway=192.168.0.1 <text:s/>mgtifname=eth1 <text:s/>dhcpserver=192.168.0.1 <text:s/>tftpserver=192.168.0.1 nameservers=192.168.0.1</text:p>
        <text:p text:style-name="P70"/>
        <text:p text:style-name="Standard"/>
        <text:list xml:id="list41122128" text:continue-numbering="true" text:style-name="L1">
          <text:list-item>
            <text:list>
              <text:list-item>
                <text:list>
                  <text:list-item>
                    <text:h text:style-name="P111" text:outline-level="3">Setup Name Resolution</text:h>
                    <text:list>
                      <text:list-item>
                        <text:h text:style-name="P118"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41137922" text:continue-numbering="true" text:style-name="L1">
          <text:list-item>
            <text:list>
              <text:list-item>
                <text:list>
                  <text:list-item>
                    <text:list>
                      <text:list-item>
                        <text:h text:style-name="P118"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41118632" text:continue-numbering="true" text:style-name="L1">
          <text:list-item>
            <text:list>
              <text:list-item>
                <text:list>
                  <text:list-item>
                    <text:list>
                      <text:list-item>
                        <text:h text:style-name="P118"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text:soft-page-break/></text:p>
        <text:p text:style-name="P11">Setup the external nameserver:</text:p>
        <text:p text:style-name="Code">chdef -t site forwarders=9.112.4.1</text:p>
        <text:p text:style-name="Code"/>
        <text:p text:style-name="P11">Setup the local domain name:</text:p>
        <text:p text:style-name="Code">chdef -t site <text:s/>domain=cluster.net</text:p>
        <text:p text:style-name="Code"/>
        <text:list xml:id="list41118198" text:continue-numbering="true" text:style-name="L1">
          <text:list-item>
            <text:list>
              <text:list-item>
                <text:list>
                  <text:list-item>
                    <text:list>
                      <text:list-item>
                        <text:h text:style-name="P118"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41134586" text:continue-numbering="true" text:style-name="L1">
          <text:list-item>
            <text:list>
              <text:list-item>
                <text:list>
                  <text:list-item>
                    <text:list>
                      <text:list-item>
                        <text:h text:style-name="P118" text:outline-level="4">Updating the DNS configuration </text:h>
                      </text:list-item>
                    </text:list>
                  </text:list-item>
                </text:list>
              </text:list-item>
            </text:list>
          </text:list-item>
        </text:list>
        <text:p text:style-name="Standard">If you add nodes or update the networks table <text:s/>at a later time, then rerun makedns:</text:p>
        <text:p text:style-name="Code">makedns</text:p>
        <text:p text:style-name="Code">service named restart</text:p>
        <text:p text:style-name="Code"/>
        <text:p text:style-name="Standard"/>
        <text:list xml:id="list41142801" text:continue-numbering="true" text:style-name="L1">
          <text:list-item>
            <text:list>
              <text:list-item>
                <text:list>
                  <text:list-item>
                    <text:h text:style-name="P111"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6"> console logging function will log the console output and activities for any node with remote </text:span><text:span text:style-name="T16">console attributes set to file /var/log/consoles/&lt;</text:span><text:span text:style-name="T32">node_name</text:span><text:span text:style-name="T16">&gt;, the console logging files can be replayed for debugging or any other purpose.</text:span></text:p>
        <text:p text:style-name="Standard"/>
        <text:list xml:id="list41146008" text:continue-numbering="true" text:style-name="L1">
          <text:list-item>
            <text:list>
              <text:list-item>
                <text:list>
                  <text:list-item>
                    <text:list>
                      <text:list-item>
                        <text:h text:style-name="P121" text:outline-level="4">Set conserver attributes for the nodes </text:h>
                      </text:list-item>
                    </text:list>
                  </text:list-item>
                </text:list>
              </text:list-item>
            </text:list>
          </text:list-item>
        </text:list>
        <text:p text:style-name="P38"/>
        <text:p text:style-name="P38">Check to see if the cons attribute was set by rscan <text:s/>by running:</text:p>
        <text:p text:style-name="P38"/>
        <text:p text:style-name="code">lsdef pnode1</text:p>
        <text:p text:style-name="code"/>
        <text:p text:style-name="P38">If the cons attribute for the nodes is not set, then do the following:</text:p>
        <text:p text:style-name="Code"/>
        <text:p text:style-name="Code">chdef -t node -o pnode1,pnode2 cons=hmc conserver=&lt;management node&gt; </text:p>
        <text:p text:style-name="Code"/>
        <text:p text:style-name="Code">Note: conserver=&lt;management node&gt; is the default, <text:s/>so it is optional to set. </text:p>
        <text:p text:style-name="Code"/>
        <text:list xml:id="list41124624" text:continue-numbering="true" text:style-name="L1">
          <text:list-item>
            <text:list>
              <text:list-item>
                <text:list>
                  <text:list-item>
                    <text:list>
                      <text:list-item>
                        <text:h text:style-name="P120" text:outline-level="4">Update con<text:span text:style-name="T16">server configuration</text:span></text:h>
                      </text:list-item>
                    </text:list>
                  </text:list-item>
                </text:list>
              </text:list-item>
            </text:list>
          </text:list-item>
        </text:list>
        <text:p text:style-name="P11">Each xCA<text:span text:style-name="T16">T node with remote console attributes set should be added into the conserver configuration file to make the rcons work. The xCAT command makeconservercf will put </text:span><text:soft-page-break/><text:span text:style-name="T16">all the nodes into conserver configuration file /etc/conserver.cf. The makeconservercf </text:span><text:span text:style-name="T16">command must be run when there is any node definition changes that will affect the </text:span><text:span text:style-name="T16">conserver, such as adding new nodes, removing nodes or changing the nodes' remote console settings.</text:span></text:p>
        <text:p text:style-name="P34"/>
        <text:p text:style-name="code">makeconservercf</text:p>
        <text:p text:style-name="code">service conserver stop</text:p>
        <text:p text:style-name="code">service conserver start</text:p>
        <text:p text:style-name="P96"/>
        <text:list xml:id="list41123375" text:continue-numbering="true" text:style-name="L1">
          <text:list-item>
            <text:list>
              <text:list-item>
                <text:list>
                  <text:list-item>
                    <text:h text:style-name="P111" text:outline-level="3">Check rcons(rnetboot and getmacs depend on it)</text:h>
                  </text:list-item>
                </text:list>
              </text:list-item>
            </text:list>
          </text:list-item>
        </text:list>
        <text:p text:style-name="Code">rcons pnode1</text:p>
        <text:p text:style-name="P11">If it works ok, you will get into the console interface of the pnode1. <text:s/>If it does not work, review your node setup from above. <text:s/></text:p>
        <text:p text:style-name="P11"/>
        <text:list xml:id="list41117486" text:continue-numbering="true" text:style-name="L1">
          <text:list-item>
            <text:list>
              <text:list-item>
                <text:list>
                  <text:list-item>
                    <text:h text:style-name="P112" text:outline-level="3">Check hardware control setup to the nodes</text:h>
                  </text:list-item>
                </text:list>
              </text:list-item>
            </text:list>
          </text:list-item>
        </text:list>
        <text:p text:style-name="P11">See if you setup is correct at this point, run rpower to check node status:</text:p>
        <text:p text:style-name="code"/>
        <text:p text:style-name="P11">rpower pnode1 stat</text:p>
        <text:p text:style-name="P11"/>
        <text:p text:style-name="P11"/>
        <text:list xml:id="list41142604" text:continue-numbering="true" text:style-name="L1">
          <text:list-item>
            <text:list>
              <text:list-item>
                <text:list>
                  <text:list-item>
                    <text:h text:style-name="P111" text:outline-level="3">Update the mac table with the <text:s/>address of the node(s)</text:h>
                  </text:list-item>
                </text:list>
              </text:list-item>
            </text:list>
          </text:list-item>
        </text:list>
        <text:p text:style-name="P11">Before run getmacs, make sure the node is off. <text:s/>If not, please force the lpar shutdown with “rpower pnode1 off” command. <text:s/>The reason is that HMC has one issue that cannot shutdown linux nodes which is in running state.</text:p>
        <text:p text:style-name="P11"/>
        <text:p text:style-name="P11"/>
        <text:p text:style-name="P11">If there's only one Ethernet adapter on the node or you have specified the <text:span text:style-name="T21">installnic or primarynic attribute of the node</text:span><text:span text:style-name="T21">,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text:span text:style-name="T45">or the lpar is just created and there is no active profile for that lpar, or the lpar is on a P5 system and there is no lhea/sea ethernet adapters,</text:span> you have to specify more parameters like this for lpar to try to figure out an available interface by ping operation:</text:p>
        <text:p text:style-name="P11"/>
        <text:p text:style-name="P71">getmacs pnode1 -D -S 192.168.0.1 -G 192.168.0.10 </text:p>
        <text:p text:style-name="P71"/>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text:soft-page-break/>And the Mac address will be written into the xCAT mac table. Run to verify:</text:p>
        <text:p text:style-name="code">tabdump mac </text:p>
        <text:p text:style-name="Standard"/>
        <text:list xml:id="list41125664" text:continue-numbering="true" text:style-name="L1">
          <text:list-item>
            <text:list>
              <text:list-item>
                <text:list>
                  <text:list-item>
                    <text:h text:style-name="P111" text:outline-level="3"><text:s/>Setup dhcp service</text:h>
                    <text:list>
                      <text:list-item>
                        <text:h text:style-name="P118" text:outline-level="4">Setup the dhcp listen interfaces in site table</text:h>
                      </text:list-item>
                    </text:list>
                  </text:list-item>
                </text:list>
              </text:list-item>
            </text:list>
          </text:list-item>
        </text:list>
        <text:p text:style-name="Code">chdef -t site dhcpinterfaces='pmanagenode|eth1'</text:p>
        <text:p text:style-name="P45"/>
        <text:list xml:id="list41135835" text:continue-numbering="true" text:style-name="L1">
          <text:list-item>
            <text:list>
              <text:list-item>
                <text:list>
                  <text:list-item>
                    <text:list>
                      <text:list-item>
                        <text:h text:style-name="P118"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9"/>
        <text:p text:style-name="Default_20_Text">If it is not installed, installed it manually:</text:p>
        <text:p text:style-name="P45">zypper install dhcp-server</text:p>
        <text:p text:style-name="Default_20_Text"/>
        <text:list xml:id="list41134831" text:continue-numbering="true" text:style-name="L1">
          <text:list-item>
            <text:list>
              <text:list-item>
                <text:list>
                  <text:list-item>
                    <text:list>
                      <text:list-item>
                        <text:h text:style-name="P118"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41146389" text:continue-numbering="true" text:style-name="L1">
          <text:list-item>
            <text:h text:style-name="P101" text:outline-level="1">Install a Compute Node<text:span text:style-name="T10"> </text:span></text:h>
            <text:list>
              <text:list-item>
                <text:h text:style-name="P107"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xml:id="list41138930" text:continue-numbering="true" text:style-name="L1">
          <text:list-item>
            <text:list>
              <text:list-item>
                <text:h text:style-name="P107" text:outline-level="2">Statefull Node installation</text:h>
                <text:list>
                  <text:list-item>
                    <text:h text:style-name="P111"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45"><text:soft-page-break/></text:p>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83">Note: The dir<text:span text:style-name="T16">ectory /opt/xcat/share/xcat/install/scripts also needs to be copied to /install/custom/install/ to make the customized profile work, because the customized profiles will need to include the files in scripts directory as the prescripts and postscripts.</text:span></text:p>
        <text:p text:style-name="Standard"><text:span text:style-name="T11">For example, you need to put the</text:span> <text:span text:style-name="T48">.otherpkgs.pkglist</text:span><text:span text:style-name="T12"> </text:span><text:span text:style-name="T11">file into the</text:span> <text:s/><text:span text:style-name="T47">/install/custom/install/&lt;os&gt;/</text:span> <text:span text:style-name="T11">directory if you need to install other packages.</text:span></text:p>
        <text:p text:style-name="P85"/>
        <text:p text:style-name="P11">The profile name in the &lt;profile&gt; can be set to certain compute node by following command. <text:s/>This was done when you <text:s/><text:reference-ref text:reference-format="text" text:ref-name="1.1.1.1.Set the type attributes of the node">Set the type attributes of the node</text:reference-ref> above. </text:p>
        <text:p text:style-name="P11"/>
        <text:p text:style-name="P11"/>
        <text:p text:style-name="P41">chdef -t node -o pnode1 profile=&lt;profile&gt;</text:p>
        <text:p text:style-name="P80"/>
        <text:p text:style-name="P80">to check the setting:</text:p>
        <text:p text:style-name="P80"/>
        <text:p text:style-name="P80">lsdef pnode1 | grep <text:s/>profile</text:p>
        <text:list xml:id="list41134115" text:continue-numbering="true" text:style-name="L1">
          <text:list-item>
            <text:list>
              <text:list-item>
                <text:list>
                  <text:list-item>
                    <text:list>
                      <text:list-item>
                        <text:h text:style-name="P120"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69">/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41">SLE-11-SDK-DVD Media 1 ISO.</text:span></text:p>
        <text:p text:style-name="P32"/>
        <text:p text:style-name="P32">After “createrepo” is installed, run the following command to create repodata for the directory:</text:p>
        <text:p text:style-name="P39">createrepo /install/post/otherpkgs/&lt;os&gt;/&lt;arch&gt;</text:p>
        <text:list xml:id="list41148714" text:continue-numbering="true" text:style-name="L1">
          <text:list-item>
            <text:list>
              <text:list-item>
                <text:list>
                  <text:list-item>
                    <text:h text:style-name="P111" text:outline-level="3">Set the node status to ready for installation</text:h>
                  </text:list-item>
                </text:list>
              </text:list-item>
            </text:list>
          </text:list-item>
        </text:list>
        <text:p text:style-name="Code">nodeset pnode1 install</text:p>
        <text:p text:style-name="P24"/>
        <text:list xml:id="list41135741" text:continue-numbering="true" text:style-name="L1">
          <text:list-item>
            <text:list>
              <text:list-item>
                <text:list>
                  <text:list-item>
                    <text:h text:style-name="P115" text:outline-level="3">Use network boot to start the installation</text:h>
                  </text:list-item>
                </text:list>
              </text:list-item>
            </text:list>
          </text:list-item>
        </text:list>
        <text:p text:style-name="Code">rnetboot pnode1</text:p>
        <text:list xml:id="list41135811" text:continue-numbering="true" text:style-name="L1">
          <text:list-item>
            <text:list>
              <text:list-item>
                <text:list>
                  <text:list-item>
                    <text:h text:style-name="P115" text:outline-level="3">Check the installation results</text:h>
                  </text:list-item>
                </text:list>
              </text:list-item>
            </text:list>
          </text:list-item>
        </text:list>
        <text:p text:style-name="P73">1. After the node installation is completed successfully, the node's status will be changed to “booted”, the following command to check the node's status:</text:p>
        <text:p text:style-name="P40">lsdef pnode1 -i status</text:p>
        <text:p text:style-name="P90"/>
        <text:p text:style-name="P73"><text:soft-page-break/>2. When the node's status is changed to “booted”, you can also check ssh service on the node is working and you can login without <text:s/>password.</text:p>
        <text:p text:style-name="P73">Note: Do not run ssh or xdsh against the node until the node installation is completed successfully. Running ssh or xdsh against the node before the node installation completed may result in ssh hostkeys issues.</text:p>
        <text:p text:style-name="P73"/>
        <text:p text:style-name="P73">3. If ssh is working but cannot login without password, force exchange the ssh key to the compute node using xdsh:</text:p>
        <text:p text:style-name="Code">xdsh pnode1 -K</text:p>
        <text:p text:style-name="P76"/>
        <text:p text:style-name="P11">After exchanging ssh key, following command should work.</text:p>
        <text:p text:style-name="Code">xdsh pnode1 date </text:p>
        <text:p text:style-name="Code"/>
        <text:p text:style-name="Code"/>
        <text:list xml:id="list41140450" text:continue-numbering="true" text:style-name="L1">
          <text:list-item>
            <text:list>
              <text:list-item>
                <text:list>
                  <text:list-item>
                    <text:h text:style-name="P115" text:outline-level="3">Install a new Kernel on the nodes</text:h>
                  </text:list-item>
                </text:list>
              </text:list-item>
            </text:list>
          </text:list-item>
        </text:list>
        <text:p text:style-name="P87">Using a postinstall script ( you could also use the updatenode method):</text:p>
        <text:p text:style-name="P88"><text:s/><text:tab/>mkdir /install/postscripts/data<text:line-break/> <text:tab/>cp &lt;kernel&gt; /install/postscripts/data<text:line-break/><text:line-break/>Create the postscript updatekernel:</text:p>
        <text:p text:style-name="P88"><text:line-break/> <text:tab/>vi /install/postscripts/updatekernel<text:line-break/><text:tab/>#!/bin/bash<text:line-break/><text:tab/>rpm -Uivh data/kernel-*rpm</text:p>
        <text:p text:style-name="P88"><text:s text:c="7"/>chmod 755 <text:s/>/install/postscripts/updatekernel<text:line-break/><text:line-break/><text:line-break/>Add the script to the postscripts table</text:p>
        <text:p text:style-name="P88"/>
        <text:p text:style-name="Code"><text:span text:style-name="_20_Char"><text:span text:style-name="T13">chdef -p -t group -o compute postscripts=updatekernel</text:span></text:span></text:p>
        <text:p text:style-name="Code"><text:span text:style-name="_20_Char"><text:span text:style-name="T13"/></text:span></text:p>
        <text:p text:style-name="Code"><text:span text:style-name="_20_Char"><text:span text:style-name="T13">rinstall compute </text:span></text:span><text:line-break/><text:line-break/></text:p>
        <text:list xml:id="list41135776" text:continue-numbering="true" text:style-name="L1">
          <text:list-item>
            <text:list>
              <text:list-item>
                <text:h text:style-name="P104" text:outline-level="2">Stateless<text:span text:style-name="T14"> </text:span>node installation</text:h>
                <text:list>
                  <text:list-item>
                    <text:h text:style-name="P111" text:outline-level="3">Generate the stateless image for compute node</text:h>
                  </text:list-item>
                </text:list>
              </text:list-item>
            </text:list>
          </text:list-item>
        </text:list>
        <text:p text:style-name="P11">Typically, you can build your stateless compute node image on the Management Node, if it has the same OS and architecture as the node. If you need another OS image or architecture than the OS installed on the Management Node, <text:s/>you will need <text:s/>a machine that <text:s/>meets the OS and architecture you want for <text:s/>the image and create the image on that node. </text:p>
        <text:list xml:id="list41132620" text:continue-numbering="true" text:style-name="L1">
          <text:list-item>
            <text:list>
              <text:list-item>
                <text:list>
                  <text:list-item>
                    <text:list>
                      <text:list-item>
                        <text:h text:style-name="P118" text:outline-level="4">Make the <text:span text:style-name="T14">compute</text:span> node add/exclude packaging list</text:h>
                      </text:list-item>
                    </text:list>
                  </text:list-item>
                </text:list>
              </text:list-item>
            </text:list>
          </text:list-item>
        </text:list>
        <text:p text:style-name="Standard"/>
        <text:p text:style-name="P9">The default list of rpms to added or exclude to the diskless images is shipped in</text:p>
        <text:p text:style-name="P9"><text:soft-page-break/>/opt/xcat/share/xcat/netboot/&lt;os&gt; <text:s/>directory. <text:s text:c="3"/>If you want to modify the current defaults for *.pkglist or *.exlist or *.postinstall, <text:s/>copy the shipped default lists to the </text:p>
        <text:p text:style-name="P9">/install/custom/netboot/&lt;os&gt; directory, <text:s/>so your modifications will not be removed on the next xCAT rpm update. <text:s text:c="2"/>xCAT will first look in the custom directory for the files before going to the share directory. </text:p>
        <text:p text:style-name="P9"/>
        <text:p text:style-name="P44">If you want to exclude more <text:s/>packages, add them <text:s/>into the following exlist file:</text:p>
        <text:p text:style-name="P9">/install/custom/netboot/&lt;os&gt;/&lt;profile&gt;.exlist</text:p>
        <text:p text:style-name="P78"/>
        <text:p text:style-name="P91">Add more packages names that need to be installed on the stateless node into the pkglist file</text:p>
        <text:p text:style-name="P9">/install/custom/netboot/&lt;os&gt;/&lt;profile&gt;.pkglist</text:p>
        <text:p text:style-name="P9"/>
        <text:p text:style-name="Standard"/>
        <text:list xml:id="list41145603" text:continue-numbering="true" text:style-name="L1">
          <text:list-item>
            <text:list>
              <text:list-item>
                <text:list>
                  <text:list-item>
                    <text:list>
                      <text:list-item>
                        <text:h text:style-name="P118" text:outline-level="4">Setting up postinstall files </text:h>
                      </text:list-item>
                    </text:list>
                  </text:list-item>
                </text:list>
              </text:list-item>
            </text:list>
          </text:list-item>
        </text:list>
        <text:p text:style-name="Standard"/>
        <text:p text:style-name="P28">There are <text:s/>rules ( release 2.4 or later) <text:s/>for which * postinstall files will be selected to be used by genimage. </text:p>
        <text:p text:style-name="P28">Copy the appropriate /opt/xcat/share/xcat/netboot/&lt;OS&gt;/*postinstall file to the </text:p>
        <text:p text:style-name="P28">/install/custom/netboot/&lt;os&gt; directory, if you are going to make modifications. </text:p>
        <text:p text:style-name="P28">Use <text:s/>these basic rules to edit the correct file <text:s text:c="2"/>in the “/install/custom/netboot/&lt;OS&gt;” directory. <text:s text:c="2"/>The rule allows you to customize your image down to the profile, os and architecture level, if needed. </text:p>
        <text:p text:style-name="P28"><text:s/>You will find *postinstall files of the following forms:</text:p>
        <text:p text:style-name="Standard"/>
        <text:list xml:id="list40627049" text:style-name="L2">
          <text:list-item>
            <text:p text:style-name="P126"><text:tab/>&lt;profile&gt;.&lt;os&gt;.&lt;arch&gt;.postinstall</text:p>
          </text:list-item>
          <text:list-item>
            <text:p text:style-name="P126"><text:tab/>&lt;profile&gt;.&lt;arch&gt;.postinstall</text:p>
          </text:list-item>
          <text:list-item>
            <text:p text:style-name="P126"><text:tab/>&lt;profile&gt;.&lt;os&gt;.postinstall</text:p>
          </text:list-item>
          <text:list-item>
            <text:p text:style-name="P126"><text:tab/>&lt;profile&gt;.postinstall</text:p>
          </text:list-item>
        </text:list>
        <text:p text:style-name="P98"/>
        <text:p text:style-name="P98"/>
        <text:p text:style-name="Standard">g<text:span text:style-name="T1">enimage will select the *postinstall file from the list , <text:s/>if it exist, <text:s/>in the order 1-4.</text:span></text:p>
        <text:p text:style-name="Standard"><text:span text:style-name="T1"><text:s/>This means, if <text:s/>“</text:span><text:span text:style-name="T19">&lt;profile&gt;.&lt;os&gt;.&lt;arch&gt;.postinstall</text:span><text:span text:style-name="T1">” is there, <text:s/>it will be <text:s/>used .</text:span></text:p>
        <text:p text:style-name="P9">If there is no such a file, then the “<text:span text:style-name="T24">&lt;profile&gt;.&lt;arch&gt;.postinstall</text:span>” file will be used.</text:p>
        <text:p text:style-name="P9">If there's no such a file , <text:span text:style-name="T23"><text:s/>then the <text:s/>“&lt;profile&gt;.&lt;os&gt;.postinstall” file will be used.</text:span></text:p>
        <text:p text:style-name="P36">If there is no such file, <text:s/>then it will use <text:s/>“&lt;profile&gt;.postinstall”.</text:p>
        <text:p text:style-name="P36"/>
        <text:p text:style-name="P9"/>
        <text:p text:style-name="P9">Make <text:s/>sure you have the basic postinstall script setup in the directory to run for your genimage. <text:s/>The one shipped will setup fstab and rcons to work properly and is required. <text:s text:c="2"/>You can add more postinstall process ,if you want. <text:s/>The basic postinstall script (2.4) will be named &lt;profile&gt;.&lt;arch&gt;.postinstall ( e.g. compute.ppc64.postinstall). <text:s text:c="2"/>You can create one for a specific os by copying the shipped one to , for example, compute.rhels5.4.ppc64.postinstall </text:p>
        <text:p text:style-name="P9"/>
        <text:p text:style-name="P18">Note: you can use the sample here: <text:s/>/opt/xcat/share/xcat/netboot/&lt;os&gt;/</text:p>
        <text:p text:style-name="P15">[RH]:</text:p>
        <text:p text:style-name="P24">Add following packages name into the &lt;profile&gt;.pkglist</text:p>
        <text:p text:style-name="Code"><text:soft-page-break/><text:s text:c="4"/>bash</text:p>
        <text:p text:style-name="P76"><text:s text:c="4"/>nfs-utils</text:p>
        <text:p text:style-name="P76"><text:s text:c="4"/>stunnel</text:p>
        <text:p text:style-name="P76"><text:s text:c="4"/>dhclient</text:p>
        <text:p text:style-name="P76"><text:s text:c="4"/>kernel</text:p>
        <text:p text:style-name="P76"><text:s text:c="4"/>openssh-server</text:p>
        <text:p text:style-name="P76"><text:s text:c="4"/>openssh-clients</text:p>
        <text:p text:style-name="P76"><text:s text:c="4"/>busybox-anaconda</text:p>
        <text:p text:style-name="P76"><text:s text:c="4"/>wget</text:p>
        <text:p text:style-name="P76"><text:s text:c="4"/>vim-minimal</text:p>
        <text:p text:style-name="P76"><text:s text:c="4"/>ntp</text:p>
        <text:p text:style-name="P76"/>
        <text:p text:style-name="P11">You can add any other packages that you want to install on your compute node. <text:s/>For example, if you want to have userids with passwords you should add the following:</text:p>
        <text:p text:style-name="Code"><text:s text:c="4"/>cracklib</text:p>
        <text:p text:style-name="P76"><text:s text:c="4"/>libuser</text:p>
        <text:p text:style-name="P76"><text:s text:c="4"/>passwd</text:p>
        <text:p text:style-name="P78"/>
        <text:p text:style-name="P15">[SLES11]:</text:p>
        <text:p text:style-name="P24">Add following packages name into the &lt;profile&gt;.pkglist</text:p>
        <text:p text:style-name="Code"><text:s text:c="4"/>aaa_base</text:p>
        <text:p text:style-name="P76"><text:s text:c="4"/>bash</text:p>
        <text:p text:style-name="P76"><text:s text:c="4"/>nfs-utils</text:p>
        <text:p text:style-name="P76"><text:s text:c="4"/>dhcpcd</text:p>
        <text:p text:style-name="P76"><text:s text:c="4"/>kernel</text:p>
        <text:p text:style-name="P76"><text:s text:c="4"/>openssh</text:p>
        <text:p text:style-name="P76"><text:s text:c="4"/>psmisc</text:p>
        <text:p text:style-name="P76"><text:s text:c="4"/>wget</text:p>
        <text:p text:style-name="P76"><text:s text:c="4"/>sysconfig</text:p>
        <text:p text:style-name="P76"><text:s text:c="4"/>syslog-ng</text:p>
        <text:p text:style-name="P76"><text:s text:c="4"/>klogd</text:p>
        <text:p text:style-name="P76"><text:s text:c="4"/>vim</text:p>
        <text:p text:style-name="P92"/>
        <text:list xml:id="list41125465" text:continue-list="list41145603" text:style-name="L1">
          <text:list-item>
            <text:list>
              <text:list-item>
                <text:list>
                  <text:list-item>
                    <text:list>
                      <text:list-item>
                        <text:h text:style-name="P118"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ppc64</text:p>
        <text:p text:style-name="Code"/>
        <text:p text:style-name="P15">[SLES11]:</text:p>
        <text:p text:style-name="P42">cd /opt/xcat/share/xcat/netboot/sles </text:p>
        <text:p text:style-name="P81">./genimage -i eth0 -n ibmveth -o sles11 -p compute </text:p>
        <text:p text:style-name="P65"/>
        <text:list xml:id="list41123298" text:continue-numbering="true" text:style-name="L1">
          <text:list-item>
            <text:list>
              <text:list-item>
                <text:list>
                  <text:list-item>
                    <text:list>
                      <text:list-item>
                        <text:h text:style-name="P118" text:outline-level="4">Pack the image</text:h>
                      </text:list-item>
                    </text:list>
                  </text:list-item>
                </text:list>
              </text:list-item>
            </text:list>
          </text:list-item>
        </text:list>
        <text:p text:style-name="P15">[RHEL]:</text:p>
        <text:p text:style-name="Code">packimage -o rhels5.2 -p compute.ppc64 -a ppc64</text:p>
        <text:p text:style-name="P15">[SLES]:</text:p>
        <text:p text:style-name="Code">packimage -o sles11 -p compute -a ppc64</text:p>
        <text:list xml:id="list41123049" text:continue-numbering="true" text:style-name="L1">
          <text:list-item>
            <text:list>
              <text:list-item>
                <text:list>
                  <text:list-item>
                    <text:h text:style-name="P115" text:outline-level="3">Set the node status ready for network boot</text:h>
                  </text:list-item>
                </text:list>
              </text:list-item>
            </text:list>
          </text:list-item>
        </text:list>
        <text:p text:style-name="Code">nodeset pnode2 netboot</text:p>
        <text:list xml:id="list41121372" text:continue-numbering="true" text:style-name="L1">
          <text:list-item>
            <text:list>
              <text:list-item>
                <text:list>
                  <text:list-item>
                    <text:h text:style-name="P115" text:outline-level="3"><text:soft-page-break/>Use network boot to start the installation</text:h>
                  </text:list-item>
                </text:list>
              </text:list-item>
            </text:list>
          </text:list-item>
        </text:list>
        <text:p text:style-name="Code">rnetboot pnode2</text:p>
        <text:list xml:id="list41119776" text:continue-numbering="true" text:style-name="L1">
          <text:list-item>
            <text:list>
              <text:list-item>
                <text:list>
                  <text:list-item>
                    <text:h text:style-name="P115" text:outline-level="3"><text:span text:style-name="T14">C</text:span>heck the installation result</text:h>
                  </text:list-item>
                </text:list>
              </text:list-item>
            </text:list>
          </text:list-item>
        </text:list>
        <text:p text:style-name="P43">1. After the node installation is completed successfully, the node's status will be changed to “booted”, the following command to check the node's status:</text:p>
        <text:p text:style-name="P40">lsdef pnode1 -i status</text:p>
        <text:p text:style-name="P90"/>
        <text:p text:style-name="P73">2. When the node's status is changed to “booted”, you can also check ssh service on the node is working and you can login without <text:s/>password.</text:p>
        <text:p text:style-name="P73">Note: Do not run ssh or xdsh against the node until the node installation is completed successfully. Running ssh or xdsh against the node before the node installation completed may result in ssh hostkeys issues.</text:p>
        <text:p text:style-name="P73"/>
        <text:p text:style-name="P73">3. If ssh is working but cannot login without password, force exchange the ssh key to the compute node using xdsh:</text:p>
        <text:p text:style-name="Code">xdsh pnode1 -K</text:p>
        <text:p text:style-name="P76"/>
        <text:p text:style-name="P11">After exchanging ssh key, following command should work.</text:p>
        <text:p text:style-name="P40">xdsh pnode1 date </text:p>
        <text:p text:style-name="P76"/>
        <text:list xml:id="list41137007" text:continue-numbering="true" text:style-name="L1">
          <text:list-item>
            <text:list>
              <text:list-item>
                <text:list>
                  <text:list-item>
                    <text:h text:style-name="P114" text:outline-level="3">Installing a new Kernel in the stateless image</text:h>
                  </text:list-item>
                </text:list>
              </text:list-item>
            </text:list>
          </text:list-item>
        </text:list>
        <text:p text:style-name="P61">Obtain you new kernel and kernel modules on the MN.</text:p>
        <text:p text:style-name="P61"/>
        <text:p text:style-name="P61">Copy the kernel into /boot :</text:p>
        <text:p text:style-name="P61"/>
        <text:p text:style-name="code">cp <text:span text:style-name="T43">vmlinux-2.6.32.10-0.5-ppc64</text:span><text:span text:style-name="T42"> <text:s text:c="2"/>/boot</text:span></text:p>
        <text:p text:style-name="P97"/>
        <text:p text:style-name="P97">Copy the kernel modules into /lib/modules/&lt;new kernel directory&gt;</text:p>
        <text:p text:style-name="P97"/>
        <text:p text:style-name="P33">xcatlinuxmn:/lib/modules # ls -al <text:s text:c="4"/></text:p>
        <text:p text:style-name="P58">total 16</text:p>
        <text:p text:style-name="P58">drwxr-xr-x <text:s/>4 root root 4096 Apr 19 10:39 .</text:p>
        <text:p text:style-name="P58">drwxr-xr-x 17 root root 4096 Apr 13 08:39 ..</text:p>
        <text:p text:style-name="P58">drwxr-xr-x <text:s/>3 root root 4096 Apr 13 08:51 2.6.32.10-0.4-ppc64</text:p>
        <text:p text:style-name="P59">drwxr-xr-x <text:s/>4 root root 4096 Apr 19 10:12 2.6.32.10-0.5-ppc64</text:p>
        <text:p text:style-name="P59"/>
        <text:p text:style-name="P60">Run genimage to update the <text:s/>image with the new kernel</text:p>
        <text:p text:style-name="P60"/>
        <text:p text:style-name="P58">genimage -i eth0 -n ibmveth -o sles11.1 -p compute -k 2.6.32.10-0.5-ppc64</text:p>
        <text:p text:style-name="P58"/>
        <text:p text:style-name="P57">packimage -o sles11 -p compute -a ppc64</text:p>
        <text:p text:style-name="P58"/>
        <text:p text:style-name="P58"/>
        <text:p text:style-name="P58">Run <text:s/>nodeset command and netboot.</text:p>
        <text:p text:style-name="P58"/>
        <text:p text:style-name="P58"><text:s/>uname -a shows the new kernel.</text:p>
        <text:p text:style-name="code"/>
        <text:p text:style-name="P89"/>
        <text:p text:style-name="P86"/>
        <text:list xml:id="list41119455" text:continue-numbering="true" text:style-name="L1">
          <text:list-item>
            <text:list>
              <text:list-item>
                <text:list>
                  <text:list-item>
                    <text:h text:style-name="P116" text:outline-level="3"><text:soft-page-break/>Remove an image</text:h>
                  </text:list-item>
                </text:list>
              </text:list-item>
            </text:list>
          </text:list-item>
        </text:list>
        <text:p text:style-name="P84">If you want to remove an image, <text:s/>first make sure that &lt;imagepath&gt;/proc is not linked to /proc on the system. <text:s text:c="2"/>You can accidentally remove your own /proc, if you do not follow these steps. <text:s text:c="2"/>For example:</text:p>
        <text:p text:style-name="P84"/>
        <text:p text:style-name="Code">ls -al /install/netboot/fedora9/x86_64/compute/rootimg/proc</text:p>
        <text:p text:style-name="P84"/>
        <text:p text:style-name="P84">If it is mounted to /proc then :</text:p>
        <text:p text:style-name="P84"/>
        <text:p text:style-name="Code"><text:s/>umount /install/netboot/fedora9/x86_64/compute/rootimg/proc</text:p>
        <text:p text:style-name="Code"/>
        <text:p text:style-name="Standard">Then you can safely </text:p>
        <text:p text:style-name="Code"><text:s/>rm -rf /install/netboot/fedora9/x86_64/compute/rootimg</text:p>
        <text:list xml:id="list41133804" text:continue-numbering="true" text:style-name="L1">
          <text:list-item>
            <text:h text:style-name="P102" text:outline-level="1">Firmware upgrade</text:h>
            <text:list>
              <text:list-item>
                <text:h text:style-name="P109" text:outline-level="2">Requirements</text:h>
              </text:list-item>
            </text:list>
          </text:list-item>
        </text:list>
        <text:p text:style-name="P23">POWER5 and POWER6 <text:s/>Licensed Internal Code updates must meet <text:s/>the following prerequisites:</text:p>
        <text:list xml:id="list41128035" text:continue-numbering="true" text:style-name="L1">
          <text:list-item>
            <text:list>
              <text:list-item>
                <text:list>
                  <text:list-item>
                    <text:h text:style-name="P111"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xml:id="list41119005" text:continue-numbering="true" text:style-name="L1">
          <text:list-item>
            <text:list>
              <text:list-item>
                <text:list>
                  <text:list-item>
                    <text:h text:style-name="P115" text:outline-level="3">Define the necessary attributes</text:h>
                  </text:list-item>
                </text:list>
              </text:list-item>
            </text:list>
          </text:list-item>
        </text:list>
        <text:p text:style-name="P23">The Lpar , CEC, or BPA has been defined in the nodelist, nodehm, nodetype, vpd, ppc tables.</text:p>
        <text:list xml:id="list41148864" text:continue-numbering="true" text:style-name="L1">
          <text:list-item>
            <text:list>
              <text:list-item>
                <text:list>
                  <text:list-item>
                    <text:h text:style-name="P115" text:outline-level="3">Define the HMC as a node</text:h>
                  </text:list-item>
                </text:list>
              </text:list-item>
            </text:list>
          </text:list-item>
        </text:list>
        <text:p text:style-name="P23">Define the HMC as a node on the management node. For example,</text:p>
        <text:p text:style-name="P6">nodeadd <text:s/>hmc01.clusters.com groups=hmc</text:p>
        <text:list xml:id="list41132245" text:continue-numbering="true" text:style-name="L1">
          <text:list-item>
            <text:list>
              <text:list-item>
                <text:list>
                  <text:list-item>
                    <text:h text:style-name="P115" text:outline-level="3">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xml:id="list41129035" text:continue-numbering="true" text:style-name="L1">
          <text:list-item>
            <text:list>
              <text:list-item>
                <text:list>
                  <text:list-item>
                    <text:h text:style-name="P115" text:outline-level="3">Get the Microcode update package and associated XML file</text:h>
                  </text:list-item>
                </text:list>
              </text:list-item>
            </text:list>
          </text:list-item>
        </text:list>
        <text:p text:style-name="P82">Download the Microcode update package and associated XML file from the IBM Web site: <text:a xlink:type="simple" xlink:href="http://www14.software.ibm.com/webapp/set2/firmware/gjsn">http://www14.software.ibm.com/webapp/set2/firmware/gjsn</text:a>. </text:p>
        <text:p text:style-name="P82"/>
        <text:list xml:id="list41144508" text:continue-numbering="true" text:style-name="L1">
          <text:list-item>
            <text:list>
              <text:list-item>
                <text:h text:style-name="P105" text:outline-level="2"><text:soft-page-break/>Perform Firmware upgrade for CEC on P5/P6</text:h>
                <text:list>
                  <text:list-item>
                    <text:h text:style-name="P111"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6">nodeadd <text:s/>Server-m_tmp-SNs_tmp groups=hmc,all</text:p>
        <text:p text:style-name="P23"/>
        <text:p text:style-name="P23">Modify the table nodehm</text:p>
        <text:p text:style-name="P6">chtab node="Server-m_tmp-SNs_tmp" nodehm.mgt="hmc"</text:p>
        <text:p text:style-name="P23"/>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
        <text:p text:style-name="P23">Set the <text:s/>account of the HMC(Modify the ppchcp):</text:p>
        <text:p text:style-name="P6">chtab hcp=hmc01.clusters.com <text:s/>ppchcp.username=hscroot ppchcp.password=abc123</text:p>
        <text:p text:style-name="P23"/>
        <text:list xml:id="list41131056" text:continue-numbering="true" text:style-name="L1">
          <text:list-item>
            <text:list>
              <text:list-item>
                <text:list>
                  <text:list-item>
                    <text:h text:style-name="P111"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
        <text:list xml:id="list41134080" text:continue-numbering="true" text:style-name="L1">
          <text:list-item>
            <text:list>
              <text:list-item>
                <text:list>
                  <text:list-item>
                    <text:h text:style-name="P117" text:outline-level="3">Check firmware level</text:h>
                  </text:list-item>
                </text:list>
              </text:list-item>
            </text:list>
          </text:list-item>
        </text:list>
        <text:p text:style-name="P6">rinv Server-m_tmp-SNs_tmp firm</text:p>
        <text:p text:style-name="P23"/>
        <text:list xml:id="list41134267" text:continue-numbering="true" text:style-name="L1">
          <text:list-item>
            <text:list>
              <text:list-item>
                <text:list>
                  <text:list-item>
                    <text:h text:style-name="P115"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text:soft-page-break/>rflash Server-m_tmp-SNs_tmp <text:s/>-p /tmp/fw --activate disruptive</text:p>
        <text:p text:style-name="P23"/>
        <text:p text:style-name="P23">NOTE:You Need check your update is concurrent or disruptive here!! other commands sample:</text:p>
        <text:p text:style-name="P6">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xml:id="list41135607" text:continue-numbering="true" text:style-name="L1">
          <text:list-item>
            <text:list>
              <text:list-item>
                <text:h text:style-name="P108" text:outline-level="2">Perform Firmware upgrades for BPA on P5/P6</text:h>
              </text:list-item>
            </text:list>
          </text:list-item>
        </text:list>
        <text:p text:style-name="P23"/>
        <text:list xml:id="list41118778" text:continue-numbering="true" text:style-name="L1">
          <text:list-item>
            <text:list>
              <text:list-item>
                <text:list>
                  <text:list-item>
                    <text:h text:style-name="P115"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
        <text:p text:style-name="P23">Modify the table ppc:</text:p>
        <text:p text:style-name="P6">chtab node="Server-m_tmps_tmp" <text:s/>ppc.hcp= hmc01.clusters.com ppc.id=x</text:p>
        <text:p text:style-name="P23"/>
        <text:p text:style-name="P23">Modify the tab vpd:</text:p>
        <text:p text:style-name="P6">chtab node=Server-m_tmps_tmp <text:s/>vpd.serial=s_tmp vpd.mtm=m_tmp</text:p>
        <text:p text:style-name="P23"/>
        <text:p text:style-name="P23">Set the <text:s/>account of the HMC(Modify the ppchcp):</text:p>
        <text:p text:style-name="P6">chtab hcp=hmc01.clusters.com <text:s/>ppchcp.username=hscroot ppchcp.password=abc123</text:p>
        <text:p text:style-name="P23"/>
        <text:list xml:id="list41147159" text:continue-numbering="true" text:style-name="L1">
          <text:list-item>
            <text:list>
              <text:list-item>
                <text:list>
                  <text:list-item>
                    <text:h text:style-name="P115"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xml:id="list41129792" text:continue-numbering="true" text:style-name="L1">
          <text:list-item>
            <text:list>
              <text:list-item>
                <text:list>
                  <text:list-item>
                    <text:h text:style-name="P115" text:outline-level="3"><text:soft-page-break/>User rinv to check the firmware level ( see rinv manpage)</text:h>
                  </text:list-item>
                </text:list>
              </text:list-item>
            </text:list>
          </text:list-item>
        </text:list>
        <text:p text:style-name="P6">rinv <text:s/>Server-m_tmps_tmp <text:s/>firm</text:p>
        <text:p text:style-name="P23"/>
        <text:list xml:id="list41121657" text:continue-numbering="true" text:style-name="L1">
          <text:list-item>
            <text:list>
              <text:list-item>
                <text:list>
                  <text:list-item>
                    <text:h text:style-name="P115"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xml:id="list41143271" text:continue-numbering="true" text:style-name="L1">
          <text:list-item>
            <text:list>
              <text:list-item>
                <text:h text:style-name="P108" text:outline-level="2">Commit currently activated LIC update(copy T to P) for a CEC/BPA on p5/p6</text:h>
              </text:list-item>
            </text:list>
          </text:list-item>
        </text:list>
        <text:p text:style-name="P23"/>
        <text:list xml:id="list41129425" text:continue-numbering="true" text:style-name="L1">
          <text:list-item>
            <text:list>
              <text:list-item>
                <text:list>
                  <text:list-item>
                    <text:h text:style-name="P115"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xml:id="list41135937" text:continue-numbering="true" text:style-name="L1">
          <text:list-item>
            <text:list>
              <text:list-item>
                <text:list>
                  <text:list-item>
                    <text:h text:style-name="P115" text:outline-level="3">Commit the firmware LIC</text:h>
                  </text:list-item>
                </text:list>
              </text:list-item>
            </text:list>
          </text:list-item>
        </text:list>
        <text:p text:style-name="P23">Run the rflash command with the –commit flag.</text:p>
        <text:p text:style-name="P6">rflash <text:s/>Server-m_tmp-SNs_tmp --commit</text:p>
        <text:p text:style-name="P23"/>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3"/>
        <text:list xml:id="list41146201" text:continue-numbering="true" text:style-name="L1">
          <text:list-item>
            <text:h text:style-name="P101" text:outline-level="1">Advanced features</text:h>
            <text:list>
              <text:list-item>
                <text:h text:style-name="P108" text:outline-level="2">Use the driver update disk:</text:h>
              </text:list-item>
            </text:list>
          </text:list-item>
        </text:list>
        <text:p text:style-name="Standard"><text:span text:style-name="T3">Refer to the “Use the driver update disk” section in the document </text:span><text:a xlink:type="simple" xlink:href="https://xcat.svn.sourceforge.net/viewvc/xcat/xcat-core/trunk/xCAT-client/share/doc/xCAT-iDpx.pdf" text:style-name="Internet_20_link" text:visited-style-name="Visited_20_Internet_20_Link"><text:span text:style-name="T3">xCAT-iDpx.pdf</text:span></text:a><text:a xlink:type="simple" xlink:href="" text:style-name="Internet_20_link" text:visited-style-name="Visited_20_Internet_20_Link"><text:span text:style-name="T3">.</text:span></text:a></text:p>
        <text:list xml:id="list41137166" text:continue-numbering="true" text:style-name="L1">
          <text:list-item>
            <text:h text:style-name="P103" text:outline-level="1"><text:soft-page-break/>References</text:h>
          </text:list-item>
        </text:list>
        <text:p text:style-name="P31"/>
        <text:list xml:id="list40632290" text:style-name="L3">
          <text:list-item>
            <text:p text:style-name="P100">xCAT web site: <text:s/><text:a xlink:type="simple" xlink:href="http://xcat.sf.net/">http://xcat.sf.net/</text:a> </text:p>
          </text:list-item>
          <text:list-item>
            <text:p text:style-name="P100">xCAT man pages: <text:s/><text:a xlink:type="simple" xlink:href="http://xcat.sf.net/man1/xcat.1.html">http://xcat.sf.net/man1/xcat.1.html</text:a></text:p>
          </text:list-item>
          <text:list-item>
            <text:p text:style-name="P100">xCAT DB table descriptions: <text:a xlink:type="simple" xlink:href="http://xcat.sf.net/man5/xcatdb.5.html">http://xcat.sf.net/man5/xcatdb.5.html</text:a></text:p>
          </text:list-item>
          <text:list-item>
            <text:p text:style-name="P100">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100">xCAT on AIX Cookbook: <text:s/><text:a xlink:type="simple" xlink:href="http://xcat.svn.sourceforge.net/viewvc/xcat/xcat-core/trunk/xCAT-client/share/doc/xCAT2onAIX.pdf">http://xcat.svn.sourceforge.net/viewvc/xcat/xcat-core/trunk/xCAT-client/share/doc/xCAT2onAIX.pdf</text:a> </text:p>
          </text:list-item>
          <text:list-item>
            <text:p text:style-name="P100">xCAT wiki: <text:s/><text:a xlink:type="simple" xlink:href="http://xcat.wiki.sourceforge.net/">http://xcat.wiki.sourceforge.net/</text:a> </text:p>
          </text:list-item>
          <text:list-item>
            <text:p text:style-name="P100">xCAT mailing list: <text:s/><text:a xlink:type="simple" xlink:href="http://xcat.org/mailman/listinfo/xcat-user">http://xcat.org/mailman/listinfo/xcat-user</text:a></text:p>
          </text:list-item>
          <text:list-item>
            <text:p text:style-name="P100">xCAT bugs: <text:s/><text:a xlink:type="simple" xlink:href="https://sourceforge.net/tracker/?group_id=208749&amp;atid=1006945">https://sourceforge.net/tracker/?group_id=208749&amp;atid=1006945</text:a></text:p>
          </text:list-item>
          <text:list-item>
            <text:p text:style-name="P100">xCAT feature requests: <text:s/><text:a xlink:type="simple" xlink:href="https://sourceforge.net/tracker/?group_id=208749&amp;atid=1006948">https://sourceforge.net/tracker/?group_id=208749&amp;atid=1006948</text:a></text:p>
          </text:list-item>
        </text:list>
        <text:p text:style-name="P30"/>
        <text:p text:style-name="P3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Tms Rmn" svg:font-family="'Tms Rm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text-properties style:font-name="Courier" fo:font-size="10pt" style:font-size-asian="10pt" style:font-name-complex="Courier" style:font-size-complex="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10-08-17T21:01:53.06</dc:date>
    <meta:editing-cycles>637</meta:editing-cycles>
    <meta:editing-duration>PT148H14M19S</meta:editing-duration>
    <dc:creator>XiaoPeng Wang</dc:creator>
    <meta:document-statistic meta:table-count="0" meta:image-count="0" meta:object-count="0" meta:page-count="23" meta:paragraph-count="583" meta:word-count="5409" meta:character-count="35154"/>
    <meta:user-defined meta:name="Info 1"/>
    <meta:user-defined meta:name="Info 2"/>
    <meta:user-defined meta:name="Info 3"/>
    <meta:user-defined meta:name="Info 4"/>
  </office:meta>
</office:document-meta>
</file>